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3.9874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1.4091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1.3055in" fo:break-before="auto" style:use-optimal-row-height="false"/>
    </style:style>
    <style:style style:name="ro29" style:family="table-row">
      <style:table-row-properties style:row-height="1.0154in" fo:break-before="auto" style:use-optimal-row-height="false"/>
    </style:style>
    <style:style style:name="ro30" style:family="table-row">
      <style:table-row-properties style:row-height="0.5181in" fo:break-before="auto" style:use-optimal-row-height="false"/>
    </style:style>
    <style:style style:name="ro31" style:family="table-row">
      <style:table-row-properties style:row-height="1.1811in" fo:break-before="auto" style:use-optimal-row-height="false"/>
    </style:style>
    <style:style style:name="ro32" style:family="table-row">
      <style:table-row-properties style:row-height="0.8598in" fo:break-before="auto" style:use-optimal-row-height="fals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1.1602in" fo:break-before="auto" style:use-optimal-row-height="false"/>
    </style:style>
    <style:style style:name="ro35" style:family="table-row">
      <style:table-row-properties style:row-height="0.6839in" fo:break-before="auto" style:use-optimal-row-height="false"/>
    </style:style>
    <style:style style:name="ro36" style:family="table-row">
      <style:table-row-properties style:row-height="0.9839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9736in" fo:break-before="auto" style:use-optimal-row-height="false"/>
    </style:style>
    <style:style style:name="ro43" style:family="table-row">
      <style:table-row-properties style:row-height="0.7772in" fo:break-before="auto" style:use-optimal-row-height="false"/>
    </style:style>
    <style:style style:name="ro44" style:family="table-row">
      <style:table-row-properties style:row-height="0.9535in" fo:break-before="auto" style:use-optimal-row-height="false"/>
    </style:style>
    <style:style style:name="ro45" style:family="table-row">
      <style:table-row-properties style:row-height="0.7457in" fo:break-before="auto" style:use-optimal-row-height="false"/>
    </style:style>
    <style:style style:name="ro46" style:family="table-row">
      <style:table-row-properties style:row-height="3.2854in" fo:break-before="auto" style:use-optimal-row-height="true"/>
    </style:style>
    <style:style style:name="ro47" style:family="table-row">
      <style:table-row-properties style:row-height="0.6937in" fo:break-before="auto" style:use-optimal-row-height="false"/>
    </style:style>
    <style:style style:name="ro48" style:family="table-row">
      <style:table-row-properties style:row-height="2.0417in" fo:break-before="auto" style:use-optimal-row-height="true"/>
    </style:style>
    <style:style style:name="ro49" style:family="table-row">
      <style:table-row-properties style:row-height="0.798in" fo:break-before="auto" style:use-optimal-row-height="fals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1.3472in" fo:break-before="auto" style:use-optimal-row-height="false"/>
    </style:style>
    <style:style style:name="ro52" style:family="table-row">
      <style:table-row-properties style:row-height="1.0362in" fo:break-before="auto" style:use-optimal-row-height="false"/>
    </style:style>
    <style:style style:name="ro53" style:family="table-row">
      <style:table-row-properties style:row-height="0.5075in" fo:break-before="auto" style:use-optimal-row-height="false"/>
    </style:style>
    <style:style style:name="ro54" style:family="table-row">
      <style:table-row-properties style:row-height="0.539in" fo:break-before="auto" style:use-optimal-row-height="false"/>
    </style:style>
    <style:style style:name="ro55" style:family="table-row">
      <style:table-row-properties style:row-height="1.0256in" fo:break-before="auto" style:use-optimal-row-height="false"/>
    </style:style>
    <style:style style:name="ro56" style:family="table-row">
      <style:table-row-properties style:row-height="0.7146in" fo:break-before="auto" style:use-optimal-row-height="false"/>
    </style:style>
    <style:style style:name="ro57" style:family="table-row">
      <style:table-row-properties style:row-height="1.2638in" fo:break-before="auto" style:use-optimal-row-height="false"/>
    </style:style>
    <style:style style:name="ro58" style:family="table-row">
      <style:table-row-properties style:row-height="0.6217in" fo:break-before="auto" style:use-optimal-row-height="false"/>
    </style:style>
    <style:style style:name="ro59" style:family="table-row">
      <style:table-row-properties style:row-height="0.3311in" fo:break-before="auto" style:use-optimal-row-height="false"/>
    </style:style>
    <style:style style:name="ro60" style:family="table-row">
      <style:table-row-properties style:row-height="0.8807in" fo:break-before="auto" style:use-optimal-row-height="false"/>
    </style:style>
    <style:style style:name="ro61" style:family="table-row">
      <style:table-row-properties style:row-height="0.9016in" fo:break-before="auto" style:use-optimal-row-height="false"/>
    </style:style>
    <style:style style:name="ro62" style:family="table-row">
      <style:table-row-properties style:row-height="1.0465in" fo:break-before="auto" style:use-optimal-row-height="false"/>
    </style:style>
    <style:style style:name="ro63" style:family="table-row">
      <style:table-row-properties style:row-height="1.6992in" fo:break-before="auto" style:use-optimal-row-height="false"/>
    </style:style>
    <style:style style:name="ro64" style:family="table-row">
      <style:table-row-properties style:row-height="0.6634in" fo:break-before="auto" style:use-optimal-row-height="false"/>
    </style:style>
    <style:style style:name="ro65" style:family="table-row">
      <style:table-row-properties style:row-height="1.3882in" fo:break-before="auto" style:use-optimal-row-height="false"/>
    </style:style>
    <style:style style:name="ro66" style:family="table-row">
      <style:table-row-properties style:row-height="0.5902in" fo:break-before="auto" style:use-optimal-row-height="false"/>
    </style:style>
    <style:style style:name="ro67" style:family="table-row">
      <style:table-row-properties style:row-height="0.922in" fo:break-before="auto" style:use-optimal-row-height="false"/>
    </style:style>
    <style:style style:name="ro68" style:family="table-row">
      <style:table-row-properties style:row-height="0.4453in" fo:break-before="auto" style:use-optimal-row-height="false"/>
    </style:style>
    <style:style style:name="ro69" style:family="table-row">
      <style:table-row-properties style:row-height="1.3783in" fo:break-before="auto" style:use-optimal-row-height="false"/>
    </style:style>
    <style:style style:name="ro70" style:family="table-row">
      <style:table-row-properties style:row-height="0.2484in" fo:break-before="auto" style:use-optimal-row-height="false"/>
    </style:style>
    <style:style style:name="ro71" style:family="table-row">
      <style:table-row-properties style:row-height="0.4866in" fo:break-before="auto" style:use-optimal-row-height="false"/>
    </style:style>
    <style:style style:name="ro72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0" style:family="table-cell" style:parent-style-name="Default">
      <style:table-cell-properties fo:wrap-option="wrap" fo:border="0.0008in solid #000000"/>
      <style:text-properties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fo:color="#000000"/>
    </style:style>
    <style:style style:name="ce12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order="0.0008in solid #000000"/>
      <style:text-properties fo:color="#000000"/>
    </style:style>
    <style:style style:name="ce15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ext-properties fo:color="#000000" fo:font-weight="normal" style:font-weight-asian="normal" style:font-weight-complex="normal"/>
    </style:style>
    <style:style style:name="ce15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2" style:family="table-cell" style:parent-style-name="Default">
      <style:table-cell-properties fo:background-color="transparent"/>
      <style:text-properties fo:color="#000000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background-color="#ffffcc"/>
      <style:text-properties fo:color="#000000"/>
    </style:style>
    <style:style style:name="ce17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89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0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5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1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09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2" style:family="table-cell" style:parent-style-name="Default">
      <style:table-cell-properties fo:wrap-option="wrap" fo:border="0.0008in solid #000000"/>
      <style:text-properties fo:font-weight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15" style:family="table-cell" style:parent-style-name="Default">
      <style:table-cell-properties fo:wrap-option="wrap"/>
    </style:style>
    <style:style style:name="ce216" style:family="table-cell" style:parent-style-name="Default">
      <style:table-cell-properties fo:wrap-option="wrap" style:vertical-align="top"/>
    </style:style>
    <style:style style:name="ce2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ext-properties fo:font-size="10pt" style:font-size-asian="10pt" style:font-size-complex="10pt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Banner_Footer.K7"/>
        <table:content-validation table:name="val2" table:condition="of:cell-content-is-in-list(&quot;Yes&quot;;&quot;No&quot;;&quot;Add new&quot;;&quot;Remove&quot;)" table:allow-empty-cell="true" table:display-list="unsorted" table:base-cell-address="Search.K7"/>
        <table:content-validation table:name="val3" table:condition="of:cell-content-is-in-list(&quot;Yes&quot;;&quot;No&quot;;&quot;Add new&quot;;&quot;Remove&quot;)" table:allow-empty-cell="true" table:display-list="unsorted" table:base-cell-address="Newsletter.K7"/>
        <table:content-validation table:name="val4" table:condition="of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4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9in" table:end-y="0.1728in" draw:z-index="0" draw:name="Graphics 1" draw:style-name="gr1" draw:text-style-name="P1" svg:width="2.737in" svg:height="1.1413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SUM([Single_Content_Viewer.C4:Categories.C4])" office:value-type="float" office:value="246">
            <text:p>246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4" office:value-type="string">
            <text:p>Update Related Function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table:table-column table:style-name="co8" table:default-cell-style-name="ce36"/>
        <table:table-column table:style-name="co9" table:default-cell-style-name="ce62"/>
        <table:table-column table:style-name="co10" table:default-cell-style-name="ce76"/>
        <table:table-column table:style-name="co11" table:default-cell-style-name="ce76"/>
        <table:table-column table:style-name="co3" table:number-columns-repeated="251" table:default-cell-style-name="ce74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</text:span><text:span text:style-name="T3">version:</text:span></text:p>
          </table:table-cell>
          <table:covered-table-cell table:style-name="ce33"/>
          <table:covered-table-cell table:style-name="ce33"/>
          <table:covered-table-cell table:style-name="ce33"/>
          <table:table-cell table:number-columns-repeated="251"/>
        </table:table-row>
        <table:table-row table:style-name="ro9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table:style-name="ce35" office:value-type="string">
            <text:p>F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5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5"/>
          <table:table-cell table:style-name="ce77"/>
          <table:table-cell table:number-columns-repeated="251"/>
        </table:table-row>
        <table:table-row table:style-name="ro12">
          <table:table-cell office:value-type="string">
            <text:p>F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5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CV_03.001</text:p>
          </table:table-cell>
          <table:table-cell table:style-name="ce49" office:value-type="string">
            <text:p>Edit content of SCV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SCV_03.002</text:p>
          </table:table-cell>
          <table:table-cell table:style-name="ce49" office:value-type="string">
            <text:p>Open form to setting page</text:p>
          </table:table-cell>
          <table:table-cell table:style-name="ce75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style-name="ce75"/>
          <table:covered-table-cell table:style-name="ce75"/>
          <table:table-cell table:number-columns-repeated="251"/>
        </table:table-row>
        <table:table-row table:style-name="ro12">
          <table:table-cell office:value-type="string">
            <text:p>F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7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1</text:p>
          </table:table-cell>
          <table:table-cell table:style-name="ce45" office:value-type="string">
            <text:p>Open form to configuration for CLV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2</text:p>
          </table:table-cell>
          <table:table-cell table:style-name="ce45" office:value-type="string">
            <text:p>Add new content for CLV page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13</text:p>
          </table:table-cell>
          <table:table-cell table:style-name="ce45" office:value-type="string">
            <text:p>Manage content of CLV page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4">
          <table:table-cell table:style-name="ce38" office:value-type="string">
            <text:p>F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5">
          <table:table-cell table:style-name="ce39" office:value-type="string">
            <text:p>FNC_ECMS_WCM_BF_01.003</text:p>
          </table:table-cell>
          <table:table-cell table:style-name="ce55" office:value-type="string">
            <text:p>Check adding slogan on bann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2</text:p>
          </table:table-cell>
          <table:table-cell table:style-name="ce55" office:value-type="string">
            <text:p>Edit content of Home page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5"/>
          <table:table-cell table:style-name="ce75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5" office:value-type="string">
            <text:p>F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5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style-name="Default"/>
          <table:covered-table-cell table:style-name="Default"/>
          <table:covered-table-cell table:style-name="Default"/>
          <table:table-cell table:number-columns-repeated="251"/>
        </table:table-row>
        <table:table-row table:style-name="ro12">
          <table:table-cell table:style-name="ce38" office:value-type="string">
            <text:p>FNC_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admin </text:span><text:span text:style-name="T4">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5" office:value-type="string">
            <text:p>F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4</text:p>
          </table:table-cell>
          <table:table-cell table:style-name="ce68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1</text:p>
          </table:table-cell>
          <table:table-cell table:style-name="ce69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4</text:p>
          </table:table-cell>
          <table:table-cell table:style-name="ce70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5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6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7</text:p>
          </table:table-cell>
          <table:table-cell table:style-name="ce70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5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2</text:p>
          </table:table-cell>
          <table:table-cell table:style-name="ce71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3</text:p>
          </table:table-cell>
          <table:table-cell table:style-name="ce72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4</text:p>
          </table:table-cell>
          <table:table-cell table:style-name="ce72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6</text:p>
          </table:table-cell>
          <table:table-cell table:style-name="ce72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0</text:p>
          </table:table-cell>
          <table:table-cell table:style-name="ce72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FORM_02.012</text:p>
          </table:table-cell>
          <table:table-cell table:style-name="ce73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12">
          <table:table-cell table:style-name="ce38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4</text:p>
          </table:table-cell>
          <table:table-cell table:style-name="ce71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2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4</text:p>
          </table:table-cell>
          <table:table-cell table:style-name="ce71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5</text:p>
          </table:table-cell>
          <table:table-cell table:style-name="ce71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6</text:p>
          </table:table-cell>
          <table:table-cell table:style-name="ce71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7</text:p>
          </table:table-cell>
          <table:table-cell table:style-name="ce71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09</text:p>
          </table:table-cell>
          <table:table-cell table:style-name="ce72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0</text:p>
          </table:table-cell>
          <table:table-cell table:style-name="ce71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1</text:p>
          </table:table-cell>
          <table:table-cell table:style-name="ce72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2</text:p>
          </table:table-cell>
          <table:table-cell table:style-name="ce71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4</text:p>
          </table:table-cell>
          <table:table-cell table:style-name="ce72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38" office:value-type="string">
            <text:p>FNC_ECMS_WCM_CAT_03.001</text:p>
          </table:table-cell>
          <table:table-cell table:style-name="ce71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2</text:p>
          </table:table-cell>
          <table:table-cell table:style-name="ce71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3</text:p>
          </table:table-cell>
          <table:table-cell table:style-name="ce71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39" office:value-type="string">
            <text:p>FNC_ECMS_WCM_CAT_03.004</text:p>
          </table:table-cell>
          <table:table-cell table:style-name="ce71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12" table:number-rows-repeated="10">
          <table:table-cell table:style-name="ce41"/>
          <table:table-cell table:style-name="ce74" table:number-columns-repeated="3"/>
          <table:table-cell table:number-columns-repeated="251"/>
        </table:table-row>
        <table:table-row table:style-name="ro12">
          <table:table-cell table:style-name="ce41"/>
          <table:table-cell table:style-name="ce74" table:number-columns-repeated="3"/>
          <table:table-cell table:number-columns-repeated="251"/>
        </table:table-row>
      </table:table>
      <table:table table:name="Single_Content_Viewer" table:style-name="ta3" table:print="false">
        <office:forms form:automatic-focus="false" form:apply-design-mode="false"/>
        <table:table-column table:style-name="co7" table:default-cell-style-name="ce83"/>
        <table:table-column table:style-name="co7" table:default-cell-style-name="ce39"/>
        <table:table-column table:style-name="co7" table:default-cell-style-name="ce93"/>
        <table:table-column table:style-name="co12" table:default-cell-style-name="ce96"/>
        <table:table-column table:style-name="co13" table:default-cell-style-name="ce97"/>
        <table:table-column table:style-name="co14" table:default-cell-style-name="ce102"/>
        <table:table-column table:style-name="co15" table:default-cell-style-name="ce101"/>
        <table:table-column table:style-name="co16" table:default-cell-style-name="ce101"/>
        <table:table-column table:style-name="co7" table:default-cell-style-name="ce78"/>
        <table:table-column table:style-name="co7" table:default-cell-style-name="ce115"/>
        <table:table-column table:style-name="co7" table:number-columns-repeated="1014" table:default-cell-style-name="Default"/>
        <table:table-row table:style-name="ro12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881];[.$K1])" office:value-type="float" office:value="0">
            <text:p>0</text:p>
          </table:table-cell>
          <table:table-cell table:style-name="ce113" table:formula="of:=COUNTIF([.M$7:.M$881];[.$K1])" office:value-type="float" office:value="0">
            <text:p>0</text:p>
          </table:table-cell>
          <table:table-cell table:style-name="ce113" table:formula="of:=COUNTIF([.N$7:.N$881];[.$K1])" office:value-type="float" office:value="0">
            <text:p>0</text:p>
          </table:table-cell>
          <table:table-cell table:style-name="ce113" table:formula="of:=COUNTIF([.O$7:.O$881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881];[.$K2])" office:value-type="float" office:value="0">
            <text:p>0</text:p>
          </table:table-cell>
          <table:table-cell table:style-name="ce113" table:formula="of:=COUNTIF([.M$7:.M$881];[.$K2])" office:value-type="float" office:value="0">
            <text:p>0</text:p>
          </table:table-cell>
          <table:table-cell table:style-name="ce113" table:formula="of:=COUNTIF([.N$7:.N$881];[.$K2])" office:value-type="float" office:value="0">
            <text:p>0</text:p>
          </table:table-cell>
          <table:table-cell table:style-name="ce113" table:formula="of:=COUNTIF([.O$7:.O$881];[.$K2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F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881];[.$K3])" office:value-type="float" office:value="0">
            <text:p>0</text:p>
          </table:table-cell>
          <table:table-cell table:style-name="ce113" table:formula="of:=COUNTIF([.M$7:.M$881];[.$K3])" office:value-type="float" office:value="0">
            <text:p>0</text:p>
          </table:table-cell>
          <table:table-cell table:style-name="ce113" table:formula="of:=COUNTIF([.N$7:.N$881];[.$K3])" office:value-type="float" office:value="0">
            <text:p>0</text:p>
          </table:table-cell>
          <table:table-cell table:style-name="ce113" table:formula="of:=COUNTIF([.O$7:.O$881];[.$K3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641])" office:value-type="float" office:value="26" table:number-columns-spanned="3" table:number-rows-spanned="1">
            <text:p>26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881];[.$K4])" office:value-type="float" office:value="0">
            <text:p>0</text:p>
          </table:table-cell>
          <table:table-cell table:style-name="ce113" table:formula="of:=COUNTIF([.M$7:.M$881];[.$K4])" office:value-type="float" office:value="0">
            <text:p>0</text:p>
          </table:table-cell>
          <table:table-cell table:style-name="ce113" table:formula="of:=COUNTIF([.N$7:.N$881];[.$K4])" office:value-type="float" office:value="0">
            <text:p>0</text:p>
          </table:table-cell>
          <table:table-cell table:style-name="ce113" table:formula="of:=COUNTIF([.O$7:.O$881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881];[.$K5])" office:value-type="float" office:value="0">
            <text:p>0</text:p>
          </table:table-cell>
          <table:table-cell table:style-name="ce113" table:formula="of:=COUNTIF([.M$7:.M$881];[.$K5])" office:value-type="float" office:value="0">
            <text:p>0</text:p>
          </table:table-cell>
          <table:table-cell table:style-name="ce113" table:formula="of:=COUNTIF([.N$7:.N$881];[.$K5])" office:value-type="float" office:value="0">
            <text:p>0</text:p>
          </table:table-cell>
          <table:table-cell table:style-name="ce113" table:formula="of:=COUNTIF([.O$7:.O$881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table:style-name="ce3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7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</text:span><text:span text:style-name="T9">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</text:span><text:span text:style-name="T9">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1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</text:p>
            <text:p>[From] field greater than</text:p>
            <text:p>[To] field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5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1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6"/>
          <table:table-cell table:number-columns-repeated="1014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3" office:value-type="string">
            <text:p>Step 3: Open form to search</text:p>
          </table:table-cell>
          <table:table-cell table:style-name="ce102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</text:span><text:span text:style-name="T10">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8" office:value-type="string">
            <text:p>Step 5: Select result to add content for SCV page</text:p>
          </table:table-cell>
          <table:table-cell table:style-name="ce78" office:value-type="string">
            <text:p>- Click on [<text:span text:style-name="T11">Add</text:span>] icon of 1 <text:s/>web content/document/media which is listed in Result form</text:p>
          </table:table-cell>
          <table:table-cell table:style-name="ce78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FNC_ECMS_WCM_SC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8" office:value-type="string">
            <text:p>Step 3: Setting for SCV page when check on 'Show title check-box'</text:p>
          </table:table-cell>
          <table:table-cell table:style-name="ce78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7" office:value-type="string">
            <text:p>Step 3: Setting for SCV page when 'Show date' check-box is checked</text:p>
          </table:table-cell>
          <table:table-cell table:style-name="ce78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8" office:value-type="string">
            <text:p>Step 3: Setting for SCV page when check on 'Show date' check-box</text:p>
          </table:table-cell>
          <table:table-cell table:style-name="ce78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7" office:value-type="string">
            <text:p>Step 3: Setting for SCV page when 'Show option bar' check-box is checked</text:p>
          </table:table-cell>
          <table:table-cell table:style-name="ce78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8" office:value-type="string">
            <text:p>Step 3: Setting for SCV page when check on 'Show option bar' check-box</text:p>
          </table:table-cell>
          <table:table-cell table:style-name="ce78" office:value-type="string">
            <text:p>- Do not tick on '<text:span text:style-name="T9">Show Option </text:span><text:span text:style-name="T9">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8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4" office:value-type="string">
            <text:p>Step 3: Setting for SCV page to print document/web content</text:p>
          </table:table-cell>
          <table:table-cell table:style-name="ce78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8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8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8" office:value-type="string">
            <text:p>Step 5: Print document</text:p>
          </table:table-cell>
          <table:table-cell table:style-name="ce78" office:value-type="string">
            <text:p>- View content of page</text:p>
            <text:p>- Click on <text:span text:style-name="T9">Print</text:span></text:p>
          </table:table-cell>
          <table:table-cell table:style-name="ce78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8" office:value-type="string">
            <text:p>Step 3: Edit content of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8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7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FNC_ECMS_WCM_SC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1" office:value-type="string">
            <text:p>Step 1: Create SC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Detail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24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13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8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8" office:value-type="string">
            <text:p>Step 3: Open form to setting page</text:p>
          </table:table-cell>
          <table:table-cell table:style-name="ce78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8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1014"/>
        </table:table-row>
        <table:table-row table:style-name="ro9" table:number-rows-repeated="12">
          <table:table-cell table:number-columns-repeated="5"/>
          <table:table-cell table:style-name="ce78" table:number-columns-repeated="3"/>
          <table:table-cell/>
          <table:table-cell table:style-name="Default"/>
          <table:table-cell table:number-columns-repeated="1014"/>
        </table:table-row>
        <table:table-row table:style-name="ro9" table:number-rows-repeated="11">
          <table:table-cell table:style-name="Default" table:number-columns-repeated="10"/>
          <table:table-cell table:number-columns-repeated="1014"/>
        </table:table-row>
        <table:table-row table:style-name="ro9" table:number-rows-repeated="2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9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Content_List_Viewer" table:style-name="ta3" table:print="false">
        <office:forms form:automatic-focus="false" form:apply-design-mode="false"/>
        <table:table-column table:style-name="co7" table:default-cell-style-name="ce83"/>
        <table:table-column table:style-name="co11" table:default-cell-style-name="ce36"/>
        <table:table-column table:style-name="co17" table:default-cell-style-name="ce93"/>
        <table:table-column table:style-name="co18" table:default-cell-style-name="ce101"/>
        <table:table-column table:style-name="co19" table:default-cell-style-name="ce78"/>
        <table:table-column table:style-name="co8" table:default-cell-style-name="ce101"/>
        <table:table-column table:style-name="co20" table:default-cell-style-name="ce101"/>
        <table:table-column table:style-name="co21" table:default-cell-style-name="ce101"/>
        <table:table-column table:style-name="co7" table:default-cell-style-name="ce78"/>
        <table:table-column table:style-name="co7" table:number-columns-repeated="1015" table:default-cell-style-name="Default"/>
        <table:table-row table:style-name="ro16">
          <table:table-cell table:style-name="ce8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3"/>
          <table:table-cell table:style-name="ce112"/>
          <table:table-cell table:style-name="ce113" office:value-type="string">
            <text:p>Passed</text:p>
          </table:table-cell>
          <table:table-cell table:style-name="ce113" table:formula="of:=COUNTIF([.L$7:.L$1063];[.$K1])" office:value-type="float" office:value="0">
            <text:p>0</text:p>
          </table:table-cell>
          <table:table-cell table:style-name="ce113" table:formula="of:=COUNTIF([.M$7:.M$1063];[.$K1])" office:value-type="float" office:value="0">
            <text:p>0</text:p>
          </table:table-cell>
          <table:table-cell table:style-name="ce113" table:formula="of:=COUNTIF([.N$7:.N$1063];[.$K1])" office:value-type="float" office:value="0">
            <text:p>0</text:p>
          </table:table-cell>
          <table:table-cell table:style-name="ce113" table:formula="of:=COUNTIF([.O$7:.O$1063];[.$K1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6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63];[.$K2])" office:value-type="float" office:value="0">
            <text:p>0</text:p>
          </table:table-cell>
          <table:table-cell table:style-name="ce113" table:formula="of:=COUNTIF([.M$7:.M$1063];[.$K2])" office:value-type="float" office:value="0">
            <text:p>0</text:p>
          </table:table-cell>
          <table:table-cell table:style-name="ce113" table:formula="of:=COUNTIF([.N$7:.N$1063];[.$K2])" office:value-type="float" office:value="0">
            <text:p>0</text:p>
          </table:table-cell>
          <table:table-cell table:style-name="ce113" table:formula="of:=COUNTIF([.O$7:.O$1063];[.$K2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FNCtions list</text:p>
          </table:table-cell>
          <table:table-cell table:style-name="ce92" office:value-type="string" table:number-columns-spanned="3" table:number-rows-spanned="1">
            <text:p>Create, edit and view web content, View document.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63];[.$K3])" office:value-type="float" office:value="0">
            <text:p>0</text:p>
          </table:table-cell>
          <table:table-cell table:style-name="ce113" table:formula="of:=COUNTIF([.M$7:.M$1063];[.$K3])" office:value-type="float" office:value="0">
            <text:p>0</text:p>
          </table:table-cell>
          <table:table-cell table:style-name="ce113" table:formula="of:=COUNTIF([.N$7:.N$1063];[.$K3])" office:value-type="float" office:value="0">
            <text:p>0</text:p>
          </table:table-cell>
          <table:table-cell table:style-name="ce113" table:formula="of:=COUNTIF([.O$7:.O$1063];[.$K3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0"/>
          <table:table-cell table:style-name="ce87" office:value-type="string">
            <text:p>Total Main Cases</text:p>
          </table:table-cell>
          <table:table-cell table:style-name="ce92" table:formula="of:=MAX([.A7:.A6823])" office:value-type="float" office:value="42" table:number-columns-spanned="3" table:number-rows-spanned="1">
            <text:p>4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63];[.$K4])" office:value-type="float" office:value="0">
            <text:p>0</text:p>
          </table:table-cell>
          <table:table-cell table:style-name="ce113" table:formula="of:=COUNTIF([.M$7:.M$1063];[.$K4])" office:value-type="float" office:value="0">
            <text:p>0</text:p>
          </table:table-cell>
          <table:table-cell table:style-name="ce113" table:formula="of:=COUNTIF([.N$7:.N$1063];[.$K4])" office:value-type="float" office:value="0">
            <text:p>0</text:p>
          </table:table-cell>
          <table:table-cell table:style-name="ce113" table:formula="of:=COUNTIF([.O$7:.O$1063];[.$K4])" office:value-type="float" office:value="0">
            <text:p>0</text:p>
          </table:table-cell>
          <table:table-cell table:number-columns-repeated="1009"/>
        </table:table-row>
        <table:table-row table:style-name="ro16">
          <table:table-cell table:style-name="ce81"/>
          <table:table-cell table:style-name="ce88"/>
          <table:table-cell table:style-name="ce84"/>
          <table:table-cell table:style-name="ce95"/>
          <table:table-cell table:style-name="ce89" table:number-columns-repeated="4"/>
          <table:table-cell table:style-name="ce110"/>
          <table:table-cell table:style-name="ce114"/>
          <table:table-cell office:value-type="string">
            <text:p>N/A</text:p>
          </table:table-cell>
          <table:table-cell table:style-name="ce113" table:formula="of:=COUNTIF([.L$7:.L$1063];[.$K5])" office:value-type="float" office:value="0">
            <text:p>0</text:p>
          </table:table-cell>
          <table:table-cell table:style-name="ce113" table:formula="of:=COUNTIF([.M$7:.M$1063];[.$K5])" office:value-type="float" office:value="0">
            <text:p>0</text:p>
          </table:table-cell>
          <table:table-cell table:style-name="ce113" table:formula="of:=COUNTIF([.N$7:.N$1063];[.$K5])" office:value-type="float" office:value="0">
            <text:p>0</text:p>
          </table:table-cell>
          <table:table-cell table:style-name="ce113" table:formula="of:=COUNTIF([.O$7:.O$1063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8" office:value-type="string">
            <text:p>Step 3: Choose blank web content folder to view.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8" office:value-type="string">
            <text:p>- List viewer is still empty</text:p>
            <text:p><text:s/>and display message “There is no content to show”.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8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8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Create new CLV page by select directly contents</text:p>
          </table:table-cell>
          <table:table-cell table:style-name="ce78" office:value-type="string">
            <text:p>Step 5: Add web contents to CLV</text:p>
          </table:table-cell>
          <table:table-cell table:style-name="ce78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8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4: Select document/web contents which you want to list in CLV</text:p>
          </table:table-cell>
          <table:table-cell table:style-name="ce78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8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Delete content after choosing directly document or web content to view</text:p>
          </table:table-cell>
          <table:table-cell table:style-name="ce78" office:value-type="string">
            <text:p>Step 5: Delete some contents </text:p>
          </table:table-cell>
          <table:table-cell table:style-name="ce78" office:value-type="string">
            <text:p>- Click Delete icon near the content</text:p>
            <text:p>- Click <text:span text:style-name="T11">OK</text:span> button</text:p>
          </table:table-cell>
          <table:table-cell table:style-name="ce78" office:value-type="string">
            <text:p>- Content is deleted from List selected content</text:p>
          </table:table-cell>
          <table:table-cell table:style-name="ce101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<text:span text:style-name="T9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arch by name of content when select existing content to view 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a word or phrase in content</text:p>
          </table:table-cell>
          <table:table-cell table:style-name="ce10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</text:span><text:span text:style-name="T9">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4"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7" office:value-type="string">
            <text:p>- Show alert message to inform invalid date and request user input again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9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7" office:value-type="string">
            <text:p>Display “Empty data” in Result form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To date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7" office:value-type="string">
            <text:p>- Display message to inform invalid data and request user input again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by date in content in case choose only [from] field when select existed content to view</text:p>
          </table:table-cell>
          <table:table-cell table:style-name="ce10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Node type in content when select existed content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Search a node using properties when do not select any property</text:p>
          </table:table-cell>
          <table:table-cell table:style-name="ce10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6" office:value-type="string">
            <text:p>Preview web content after do search</text:p>
          </table:table-cell>
          <table:table-cell table:style-name="ce78" office:value-type="string">
            <text:p>Step 6: View content of</text:p>
            <text:p><text:s/>document or web content after</text:p>
            <text:p><text:s/>do search</text:p>
          </table:table-cell>
          <table:table-cell table:style-name="ce78" office:value-type="string">
            <text:p>- Click on [<text:span text:style-name="T11">Preview</text:span>] icon of some <text:s/>web content which is listed in Result form</text:p>
          </table:table-cell>
          <table:table-cell table:style-name="ce78" office:value-type="string">
            <text:p>- Appear “Result viewers” tab</text:p>
            <text:p>- We can preview content or </text:p>
            <text:p>documen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5" office:value-type="string">
            <text:p><text:span text:style-name="T5">- </text:span><text:span text:style-name="T6">Select </text:span><text:span text:style-name="T7">Site Editor → Add New </text:span><text:span text:style-name="T7">Page</text:span></text:p>
            <text:p><text:span text:style-name="T6">- Drag and drop </text:span><text:span text:style-name="T7">Content List</text:span><text:span text:style-name="T6"> </text:span><text:span text:style-name="T6">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3: Show content selector</text:p>
          </table:table-cell>
          <table:table-cell table:style-name="ce78" office:value-type="string">
            <text:p><text:span text:style-name="T12">- Select </text:span><text:span text:style-name="T13">By Content</text:span><text:span text:style-name="T12"> option in </text:span><text:span text:style-name="T12">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8" office:value-type="string">
            <text:p>Content selector is shown.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10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7" office:value-type="string">
            <text:p>- Display all contents, which have match keyword on search 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Check select existed document/media to add on Content List Viewer</text:p>
          </table:table-cell>
          <table:table-cell table:style-name="ce78" office:value-type="string">
            <text:p>Step 6: Check select existed document/media to add on Content List Viewer</text:p>
          </table:table-cell>
          <table:table-cell table:style-name="ce78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5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created When automatic was chosen default</text:p>
          </table:table-cell>
          <table:table-cell table:style-name="ce78" office:value-type="string">
            <text:p>Step 3: Choose by date created to order</text:p>
          </table:table-cell>
          <table:table-cell table:style-name="ce78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Order by date modified When automatic was chosen default</text:p>
          </table:table-cell>
          <table:table-cell table:style-name="ce78" office:value-type="string">
            <text:p>Step 3: Choose by date modified to order</text:p>
          </table:table-cell>
          <table:table-cell table:style-name="ce78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Date published When automatic was chosen default</text:p>
          </table:table-cell>
          <table:table-cell table:style-name="ce78" office:value-type="string">
            <text:p>Step 3: Choose by date published to order</text:p>
          </table:table-cell>
          <table:table-cell table:style-name="ce78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1" office:value-type="string">
            <text:p>Check Order by Title published When automatic was chosen default</text:p>
          </table:table-cell>
          <table:table-cell table:style-name="ce78" office:value-type="string">
            <text:p>Step 3: Choose by Title to order</text:p>
          </table:table-cell>
          <table:table-cell table:style-name="ce78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8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which has automatic mode in </text:span><text:span text:style-name="T12">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6" office:value-type="string">
            <text:p>Check view content with chosen automatic to view all web contents and sort by ascendant</text:p>
          </table:table-cell>
          <table:table-cell table:style-name="ce78" office:value-type="string">
            <text:p>Step 3: Using list content </text:p>
            <text:p>viewer to view all web</text:p>
            <text:p>contents</text:p>
          </table:table-cell>
          <table:table-cell table:style-name="ce78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Check change template to view content list viewer </text:p>
          </table:table-cell>
          <table:table-cell table:style-name="ce78" office:value-type="string">
            <text:p>Step 3: Change template</text:p>
          </table:table-cell>
          <table:table-cell table:style-name="ce78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8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imag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summary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header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title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by date created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9">Show by date </text:span><text:span text:style-name="T9">created</text:span> 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unchecked show link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 in this page</text:span></text:p>
          </table:table-cell>
          <table:table-cell table:style-name="ce107" office:value-type="string">
            <text:p><text:span text:style-name="T4">- Content list viewer management </text:span><text:span text:style-name="T4">form is shown properly</text:span></text:p>
            <text:p><text:span text:style-name="T4">- All properties in this CLV </text:span><text:span text:style-name="T4">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7" office:value-type="string">
            <text:p>Test checked show refresh button option on content list viewer</text:p>
          </table:table-cell>
          <table:table-cell table:style-name="ce78" office:value-type="string">
            <text:p>Step 3: Change option for content list viewer </text:p>
          </table:table-cell>
          <table:table-cell table:style-name="ce78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8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</text:span><text:span text:style-name="T12">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Save Draft</text:span>] button</text:p>
          </table:table-cell>
          <table:table-cell table:style-name="ce78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</text:span><text:span text:style-name="T15">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7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8" office:value-type="string">
            <text:p>- Update information for this content</text:p>
            <text:p>- Click [<text:span text:style-name="T9">Fast publish</text:span>] button</text:p>
          </table:table-cell>
          <table:table-cell table:style-name="ce78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3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- <text:s/>Click [Edit mode] icon in admin toolbar at right corner of screen</text:p>
          </table:table-cell>
          <table:table-cell table:style-name="ce10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2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3" office:value-type="string">
            <text:p>Step 3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3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2: Display edit mode.</text:p>
          </table:table-cell>
          <table:table-cell table:style-name="ce102" office:value-type="string">
            <text:p>'- Click [<text:span text:style-name="T9">Edit mode</text:span>] icon in admin toolbar at right corner of screen</text:p>
          </table:table-cell>
          <table:table-cell table:style-name="ce10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8" office:value-type="string">
            <text:p>Step 3: Add CLV to a page</text:p>
          </table:table-cell>
          <table:table-cell table:style-name="ce121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3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4: Display web content by content list viewer</text:p>
          </table:table-cell>
          <table:table-cell table:style-name="ce102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2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3" office:value-type="string">
            <text:p>Step 5: Edit content from Content list viewer to view</text:p>
          </table:table-cell>
          <table:table-cell table:style-name="ce102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lick on home, we can see content on this page</text:p>
          </table:table-cell>
          <table:table-cell table:style-name="ce10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8" office:value-type="string">
            <text:p>Step 1: verify the layout of print</text:p>
          </table:table-cell>
          <table:table-cell table:style-name="ce78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8" office:value-type="string">
            <text:p>Step 2: Print in case did not install printer</text:p>
          </table:table-cell>
          <table:table-cell table:style-name="ce10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8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2: Access portlet, where can view content</text:p>
          </table:table-cell>
          <table:table-cell table:style-name="ce102" office:value-type="string">
            <text:p>- Chose content, which want to print</text:p>
          </table:table-cell>
          <table:table-cell table:style-name="ce10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3" office:value-type="string">
            <text:p>Step 3: Display new explorer to preview print content</text:p>
          </table:table-cell>
          <table:table-cell table:style-name="ce102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0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8" office:value-type="string">
            <text:p>Step 4: Print in case existed content</text:p>
          </table:table-cell>
          <table:table-cell table:style-name="ce102" office:value-type="string">
            <text:p>- Click on [<text:span text:style-name="T13">Print</text:span><text:span text:style-name="T12">] button</text:span></text:p>
          </table:table-cell>
          <table:table-cell table:style-name="ce10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19" office:value-type="string">
            <text:p>Step 2: Access portlet, where can view content</text:p>
          </table:table-cell>
          <table:table-cell table:style-name="ce122" office:value-type="string">
            <text:p>- Click on home, we can see content on this page</text:p>
          </table:table-cell>
          <table:table-cell table:style-name="ce120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19" office:value-type="string">
            <text:p>Step 2: Open form to create configuration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0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0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19" office:value-type="string">
            <text:p>Step 3: Create new content</text:p>
          </table:table-cell>
          <table:table-cell table:style-name="ce122" office:value-type="string">
            <text:p>- Fill values in field</text:p>
            <text:p>- Save</text:p>
            <text:p>- Back to CLV page</text:p>
          </table:table-cell>
          <table:table-cell table:style-name="ce120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3" office:value-type="string">
            <text:p>Step 1: Access WCM program</text:p>
          </table:table-cell>
          <table:table-cell table:style-name="ce102" office:value-type="string">
            <text:p>- Access WCM in public</text:p>
          </table:table-cell>
          <table:table-cell table:style-name="ce10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0" office:value-type="string">
            <text:p>Step 2: Open form to create new content</text:p>
          </table:table-cell>
          <table:table-cell table:style-name="ce122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20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95"/>
          <table:table-cell table:style-name="ce89" table:number-columns-repeated="1020"/>
        </table:table-row>
      </table:table>
      <table:table table:name="Banner_Footer" table:style-name="ta4" table:print="false">
        <office:forms form:automatic-focus="false" form:apply-design-mode="false"/>
        <table:table-column table:style-name="co22" table:default-cell-style-name="ce83"/>
        <table:table-column table:style-name="co23" table:default-cell-style-name="ce39"/>
        <table:table-column table:style-name="co24" table:default-cell-style-name="ce93"/>
        <table:table-column table:style-name="co25" table:default-cell-style-name="ce134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45"/>
        <table:table-column table:style-name="co3" table:default-cell-style-name="ce148"/>
        <table:table-column table:style-name="co3" table:default-cell-style-name="ce150"/>
        <table:table-column table:style-name="co31" table:default-cell-style-name="ce148"/>
        <table:table-column table:style-name="co3" table:number-columns-repeated="3" table:default-cell-style-name="ce148"/>
        <table:table-column table:style-name="co3" table:default-cell-style-name="ce126"/>
        <table:table-column table:style-name="co3" table:number-columns-repeated="3" table:default-cell-style-name="ce158"/>
        <table:table-column table:style-name="co3" table:number-columns-repeated="36" table:default-cell-style-name="ce126"/>
        <table:table-column table:style-name="co3" table:number-columns-repeated="167" table:default-cell-style-name="ce137"/>
        <table:table-column table:style-name="co3" table:number-columns-repeated="33" table:default-cell-style-name="ce126"/>
        <table:table-column table:style-name="co7" table:default-cell-style-name="ce126"/>
        <table:table-column table:style-name="co7" table:number-columns-repeated="768" table:default-cell-style-name="Default"/>
        <table:table-row table:style-name="ro16">
          <table:table-cell table:style-name="ce126"/>
          <table:table-cell table:style-name="ce128" office:value-type="string">
            <text:p>TEST CASES</text:p>
          </table:table-cell>
          <table:table-cell table:style-name="ce128" table:number-columns-repeated="3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4" table:number-columns-repeated="167"/>
          <table:table-cell table:number-columns-repeated="802"/>
        </table:table-row>
        <table:table-row table:style-name="ro16">
          <table:table-cell table:style-name="ce126"/>
          <table:table-cell table:style-name="ce129" table:number-columns-repeated="2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126" table:number-columns-repeated="3"/>
          <table:table-cell table:number-columns-repeated="36"/>
          <table:table-cell table:style-name="ce164" table:number-columns-repeated="167"/>
          <table:table-cell table:number-columns-repeated="802"/>
        </table:table-row>
        <table:table-row table:style-name="ro25">
          <table:table-cell table:style-name="ce126"/>
          <table:table-cell table:style-name="ce130" office:value-type="string">
            <text:p>FNCtions list</text:p>
          </table:table-cell>
          <table:table-cell table:style-name="ce132" office:value-type="string" table:number-columns-spanned="3" table:number-rows-spanned="1">
            <text:p>Edit banner, Edit footer, Edit homepage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4" table:number-columns-repeated="167"/>
          <table:table-cell table:number-columns-repeated="802"/>
        </table:table-row>
        <table:table-row table:style-name="ro12">
          <table:table-cell table:style-name="ce126"/>
          <table:table-cell table:style-name="ce130" office:value-type="string">
            <text:p>Total Main Cases</text:p>
          </table:table-cell>
          <table:table-cell table:style-name="ce132" table:formula="of:=MAX([.A9:.A520])" office:value-type="float" office:value="16" table:number-columns-spanned="3" table:number-rows-spanned="1">
            <text:p>16</text:p>
          </table:table-cell>
          <table:covered-table-cell table:style-name="ce132"/>
          <table:covered-table-cell table:style-name="ce132"/>
          <table:table-cell/>
          <table:table-cell table:style-name="ce137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126" table:number-columns-repeated="3"/>
          <table:table-cell table:number-columns-repeated="36"/>
          <table:table-cell table:style-name="ce164" table:number-columns-repeated="167"/>
          <table:table-cell table:number-columns-repeated="802"/>
        </table:table-row>
        <table:table-row table:style-name="ro16">
          <table:table-cell table:style-name="ce126"/>
          <table:table-cell table:style-name="ce131"/>
          <table:table-cell table:style-name="ce126" table:number-columns-repeated="2"/>
          <table:table-cell table:number-columns-repeated="4"/>
          <table:table-cell table:style-name="ce12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802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9">
          <table:table-cell table:style-name="ce127" office:value-type="float" office:value="1">
            <text:p>001</text:p>
          </table:table-cell>
          <table:table-cell table:style-name="ce38" office:value-type="string">
            <text:p>FNC_ECMS_WCM_BF_01</text:p>
          </table:table-cell>
          <table:table-cell table:style-name="ce127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6"/>
          <table:table-cell table:content-validation-name="val1"/>
          <table:table-cell table:style-name="ce152"/>
          <table:table-cell table:style-name="ce146" table:number-columns-repeated="3"/>
          <table:table-cell table:style-name="ce155" table:number-columns-repeated="4"/>
          <table:table-cell table:style-name="ce162" table:number-columns-repeated="36"/>
          <table:table-cell table:style-name="ce165" table:number-columns-repeated="167"/>
          <table:table-cell table:style-name="ce162" table:number-columns-repeated="34"/>
          <table:table-cell table:number-columns-repeated="768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 form to edit banner</text:p>
          </table:table-cell>
          <table:table-cell table:style-name="ce136" office:value-type="string">
            <text:p>Step 2: Show form to edit banner</text:p>
          </table:table-cell>
          <table:table-cell table:style-name="ce136" office:value-type="string">
            <text:p><text:s/>- Click on <text:span text:style-name="T11">quick</text:span> <text:span text:style-name="T11">edit</text:span> icon on banner</text:p>
          </table:table-cell>
          <table:table-cell table:style-name="ce136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2"/>
          <table:table-cell table:style-name="ce147" table:number-columns-repeated="3"/>
          <table:table-cell table:style-name="ce156" table:number-columns-repeated="4"/>
          <table:table-cell table:style-name="ce163" table:number-columns-repeated="36"/>
          <table:table-cell table:style-name="ce166" table:number-columns-repeated="167"/>
          <table:table-cell table:style-name="ce163" table:number-columns-repeated="34"/>
          <table:table-cell table:number-columns-repeated="768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7"/>
          <table:table-cell table:style-name="ce161" table:number-columns-repeated="3"/>
          <table:table-cell table:style-name="ce162" table:number-columns-repeated="36"/>
          <table:table-cell table:style-name="ce165" table:number-columns-repeated="167"/>
          <table:table-cell table:style-name="ce162" table:number-columns-repeated="34"/>
          <table:table-cell table:number-columns-repeated="768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2: Change logo</text:p>
          </table:table-cell>
          <table:table-cell table:style-name="ce138" office:value-type="string">
            <office:annotation draw:style-name="gr2" draw:text-style-name="P2" svg:width="1.3992in" svg:height="0.6827in" svg:x="9.7366in" svg:y="45.7437in" draw:caption-point-x="-0.2402in" draw:caption-point-y="-41.4165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Replace existing logo while editing banner</text:p>
          </table:table-cell>
          <table:table-cell table:style-name="ce136" office:value-type="string">
            <text:p>Step 3: Complete changing logo</text:p>
          </table:table-cell>
          <table:table-cell table:style-name="ce136" office:value-type="string">
            <text:p>Click <text:span text:style-name="T9">[Fast Publish]</text:span></text:p>
          </table:table-cell>
          <table:table-cell table:style-name="ce141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adding slogan on banner</text:p>
          </table:table-cell>
          <table:table-cell table:style-name="ce136" office:value-type="string">
            <text:p>Step 2: Complete editing banner with new slogan</text:p>
          </table:table-cell>
          <table:table-cell table:style-name="ce136" office:value-type="string">
            <text:p>- Add text for slogan in Main content</text:p>
            <text:p>- Click <text:span text:style-name="T9">[Fast Publish]</text:span></text:p>
          </table:table-cell>
          <table:table-cell table:style-name="ce141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4" office:value-type="string">
            <text:p>Step 1: Show form to edit bann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</text:span><text:span text:style-name="T21">banner</text:span></text:p>
          </table:table-cell>
          <table:table-cell table:style-name="ce134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office:annotation draw:style-name="gr3" draw:text-style-name="P2" svg:width="1.4894in" svg:height="0.8945in" svg:x="9.5606in" svg:y="105.5496in" draw:caption-point-x="-0.0642in" draw:caption-point-y="-96.1748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3: Update logo</text:p>
          </table:table-cell>
          <table:table-cell table:style-name="ce136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1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4: Display image's <text:s/>source code</text:p>
          </table:table-cell>
          <table:table-cell table:style-name="ce136" office:value-type="string">
            <text:p>- Click on <text:span text:style-name="T11">Source </text:span><text:span text:style-name="T5">icon on fck </text:span><text:span text:style-name="T5">editor</text:span></text:p>
          </table:table-cell>
          <table:table-cell table:style-name="ce141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5: Make large size to suitable with banner</text:p>
          </table:table-cell>
          <table:table-cell table:style-name="ce136" office:value-type="string">
            <text:p>- Change height and weight of image in here </text:p>
          </table:table-cell>
          <table:table-cell table:style-name="ce141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with large size image, which not same with design dimension</text:p>
          </table:table-cell>
          <table:table-cell table:style-name="ce136" office:value-type="string">
            <text:p>Step 6: Update slogan</text:p>
          </table:table-cell>
          <table:table-cell table:style-name="ce136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1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number-columns-repeated="1008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802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802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4" office:value-type="string">
            <text:p>Check displaying slogan in banner after edit banner with long text slogan</text:p>
          </table:table-cell>
          <table:table-cell table:style-name="ce136" office:value-type="string">
            <text:p>Step 3: Update slogan</text:p>
          </table:table-cell>
          <table:table-cell table:style-name="ce136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1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802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4" draw:text-style-name="P2" svg:width="1.1205in" svg:height="0.5457in" svg:x="5.7181in" svg:y="161.9461in" draw:caption-point-x="-0.2402in" draw:caption-point-y="-145.25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css code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2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4" office:value-type="string">
            <text:p>Step 1: Choose existing site with bann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2: Change information of banner.</text:p>
          </table:table-cell>
          <table:table-cell table:style-name="ce138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8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edit banner by error default.java script(js) code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displaying form to edit footer</text:p>
          </table:table-cell>
          <table:table-cell table:style-name="ce134" office:value-type="string">
            <text:p>Step 2: Show form to edit footer</text:p>
          </table:table-cell>
          <table:table-cell table:style-name="ce139" office:value-type="string">
            <text:p>- Click on quick edit icon on footer at the bottom of screen</text:p>
          </table:table-cell>
          <table:table-cell table:style-name="ce134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2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2: Update image</text:p>
          </table:table-cell>
          <table:table-cell table:style-name="ce138" office:value-type="string">
            <office:annotation draw:style-name="gr5" draw:text-style-name="P2" svg:width="1.1205in" svg:height="0.7083in" svg:x="9.7366in" svg:y="337.7311in" draw:caption-point-x="-0.2402in" draw:caption-point-y="-314.1622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1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ing footer with image/text</text:p>
          </table:table-cell>
          <table:table-cell table:style-name="ce136" office:value-type="string">
            <text:p>Step 3: Complete editing footer</text:p>
          </table:table-cell>
          <table:table-cell table:style-name="ce136" office:value-type="string">
            <text:p>Click [<text:span text:style-name="T11">Fast</text:span> <text:span text:style-name="T11">publish</text:span>] button</text:p>
          </table:table-cell>
          <table:table-cell table:style-name="ce141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4" office:value-type="string">
            <text:p>Step 1: Show form to edit footer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134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long text.</text:p>
          </table:table-cell>
          <table:table-cell table:style-name="ce136" office:value-type="string">
            <text:p>Step 2: Update footer with long text</text:p>
          </table:table-cell>
          <table:table-cell table:style-name="ce138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8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4" office:value-type="string">
            <text:p>Step 1: Choose existing site with footer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67" table:number-columns-repeated="167"/>
          <table:table-cell table:style-name="ce170"/>
          <table:table-cell table:number-columns-repeated="801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2: Change information of footer.</text:p>
          </table:table-cell>
          <table:table-cell table:style-name="ce138" office:value-type="string">
            <text:p>- Click on quick edit icon on footer at the middle of screen</text:p>
          </table:table-cell>
          <table:table-cell table:style-name="ce138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802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4" office:value-type="string">
            <text:p>Check edit footer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802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4" office:value-type="string">
            <text:p>Step 1: Enable edit mode for WCM by admin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34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802"/>
        </table:table-row>
        <table:table-row table:style-name="ro2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display form to edit Homepage</text:p>
          </table:table-cell>
          <table:table-cell table:style-name="ce134" office:value-type="string">
            <text:p>Step 2: Show form to edit footer</text:p>
          </table:table-cell>
          <table:table-cell table:style-name="ce134" office:value-type="string">
            <text:p>- Click on quick edit icon in the top right of page's content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39"/>
          <table:table-cell table:style-name="ce131" table:number-columns-repeated="167"/>
          <table:table-cell table:number-columns-repeated="802"/>
        </table:table-row>
        <table:table-row table:style-name="ro2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4" office:value-type="string">
            <text:p>Step 1: Show form to edit Home page</text:p>
          </table:table-cell>
          <table:table-cell table:style-name="ce134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Select Home page</text:span></text:p>
            <text:p><text:span text:style-name="T21">- Click Quick Edit icon in the top </text:span><text:span text:style-name="T21">right of page's content</text:span></text:p>
          </table:table-cell>
          <table:table-cell table:style-name="ce134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2" table:number-columns-repeated="36"/>
          <table:table-cell table:style-name="ce168" table:number-columns-repeated="167"/>
          <table:table-cell table:style-name="ce162" table:number-columns-repeated="34"/>
          <table:table-cell table:number-columns-repeated="768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Edit content of Home page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8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style-name="ce157" table:number-columns-repeated="3"/>
          <table:table-cell table:style-name="ce162" table:number-columns-repeated="36"/>
          <table:table-cell table:style-name="ce168" table:number-columns-repeated="167"/>
          <table:table-cell table:style-name="ce162" table:number-columns-repeated="34"/>
          <table:table-cell table:number-columns-repeated="768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1005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100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CSS</text:p>
          </table:table-cell>
          <table:table-cell table:style-name="ce136" office:value-type="string">
            <text:p>Step 3: Change by error css code</text:p>
          </table:table-cell>
          <table:table-cell table:style-name="ce138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4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1005"/>
        </table:table-row>
        <table:table-row table:style-name="ro2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4" office:value-type="string">
            <text:p>Step 1: Choose existing site with Homepage not blank content.</text:p>
          </table:table-cell>
          <table:table-cell table:style-name="ce134" office:value-type="string">
            <text:p>- Login by administrator or upper user</text:p>
          </table:table-cell>
          <table:table-cell table:style-name="ce134" office:value-type="string">
            <text:p>- WCM main screen is displayed</text:p>
            <text:p>- There are all F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1005"/>
        </table:table-row>
        <table:table-row table:style-name="ro1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2: Change information of Homepage.</text:p>
          </table:table-cell>
          <table:table-cell table:style-name="ce138" office:value-type="string">
            <text:p>- Click on quick edit icon on Homepage at the middle of screen</text:p>
          </table:table-cell>
          <table:table-cell table:style-name="ce138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100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4" office:value-type="string">
            <text:p>Check edit Homepage with invalid JS</text:p>
          </table:table-cell>
          <table:table-cell table:style-name="ce136" office:value-type="string">
            <text:p>Step 3: Change by error java script(js) code</text:p>
          </table:table-cell>
          <table:table-cell table:style-name="ce138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4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49"/>
          <table:table-cell table:content-validation-name="val1"/>
          <table:table-cell table:style-name="ce153"/>
          <table:table-cell table:style-name="ce149" table:number-columns-repeated="7"/>
          <table:table-cell table:number-columns-repeated="1005"/>
        </table:table-row>
        <table:table-row table:style-name="ro19" table:number-rows-repeated="1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1005"/>
        </table:table-row>
        <table:table-row table:style-name="ro19" table:number-rows-repeated="2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69" table:number-columns-repeated="167"/>
          <table:table-cell table:number-columns-repeated="802"/>
        </table:table-row>
        <table:table-row table:style-name="ro19" table:number-rows-repeated="10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802"/>
        </table:table-row>
        <table:table-row table:style-name="ro19">
          <table:table-cell table:style-name="ce126" table:number-columns-repeated="4"/>
          <table:table-cell table:number-columns-repeated="4"/>
          <table:table-cell table:style-name="ce126" table:number-columns-repeated="2"/>
          <table:table-cell table:style-name="ce151"/>
          <table:table-cell table:style-name="ce154"/>
          <table:table-cell table:style-name="ce126" table:number-columns-repeated="3"/>
          <table:table-cell/>
          <table:table-cell table:style-name="ce126" table:number-columns-repeated="3"/>
          <table:table-cell table:number-columns-repeated="36"/>
          <table:table-cell table:style-name="ce126" table:number-columns-repeated="167"/>
          <table:table-cell table:number-columns-repeated="802"/>
        </table:table-row>
      </table:table>
      <table:table table:name="Search" table:style-name="ta5" table:print="false">
        <office:forms form:automatic-focus="false" form:apply-design-mode="false"/>
        <table:table-column table:style-name="co24" table:default-cell-style-name="ce83"/>
        <table:table-column table:style-name="co32" table:default-cell-style-name="ce36"/>
        <table:table-column table:style-name="co33" table:default-cell-style-name="ce93"/>
        <table:table-column table:style-name="co34" table:default-cell-style-name="ce101"/>
        <table:table-column table:style-name="co35" table:default-cell-style-name="ce96"/>
        <table:table-column table:style-name="co35" table:default-cell-style-name="ce103"/>
        <table:table-column table:style-name="co36" table:default-cell-style-name="ce101"/>
        <table:table-column table:style-name="co27" table:default-cell-style-name="ce101"/>
        <table:table-column table:style-name="co37" table:default-cell-style-name="ce101"/>
        <table:table-column table:style-name="co3" table:default-cell-style-name="ce101"/>
        <table:table-column table:style-name="co3" table:default-cell-style-name="ce185"/>
        <table:table-column table:style-name="co3" table:number-columns-repeated="4" table:default-cell-style-name="ce101"/>
        <table:table-column table:style-name="co3" table:number-columns-repeated="3" table:default-cell-style-name="ce115"/>
        <table:table-column table:style-name="co3" table:number-columns-repeated="238" table:default-cell-style-name="Default"/>
        <table:table-column table:style-name="co7" table:number-columns-repeated="768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2];[.$K1])" office:value-type="float" office:value="0">
            <text:p>0</text:p>
          </table:table-cell>
          <table:table-cell table:style-name="ce113" table:formula="of:=COUNTIF([.M$7:.M$1012];[.$K1])" office:value-type="float" office:value="0">
            <text:p>0</text:p>
          </table:table-cell>
          <table:table-cell table:style-name="ce113" table:formula="of:=COUNTIF([.N$7:.N$1012];[.$K1])" office:value-type="float" office:value="0">
            <text:p>0</text:p>
          </table:table-cell>
          <table:table-cell table:style-name="ce113" table:formula="of:=COUNTIF([.O$7:.O$1012];[.$K1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770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2];[.$K2])" office:value-type="float" office:value="0">
            <text:p>0</text:p>
          </table:table-cell>
          <table:table-cell table:style-name="ce113" table:formula="of:=COUNTIF([.M$7:.M$1012];[.$K2])" office:value-type="float" office:value="0">
            <text:p>0</text:p>
          </table:table-cell>
          <table:table-cell table:style-name="ce113" table:formula="of:=COUNTIF([.N$7:.N$1012];[.$K2])" office:value-type="float" office:value="0">
            <text:p>0</text:p>
          </table:table-cell>
          <table:table-cell table:style-name="ce113" table:formula="of:=COUNTIF([.O$7:.O$1012];[.$K2])" office:value-type="float" office:value="0">
            <text:p>0</text:p>
          </table:table-cell>
          <table:table-cell table:style-name="ce94"/>
          <table:table-cell table:style-name="Default" table:number-columns-repeated="2"/>
          <table:table-cell table:number-columns-repeated="28"/>
          <table:table-cell table:style-name="ce112" table:number-columns-repeated="208"/>
          <table:table-cell table:number-columns-repeated="770"/>
        </table:table-row>
        <table:table-row table:style-name="ro25">
          <table:table-cell table:style-name="ce84"/>
          <table:table-cell table:style-name="ce172" office:value-type="string">
            <text:p>FNCtions list</text:p>
          </table:table-cell>
          <table:table-cell table:style-name="ce10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1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2];[.$K3])" office:value-type="float" office:value="0">
            <text:p>0</text:p>
          </table:table-cell>
          <table:table-cell table:style-name="ce113" table:formula="of:=COUNTIF([.M$7:.M$1012];[.$K3])" office:value-type="float" office:value="0">
            <text:p>0</text:p>
          </table:table-cell>
          <table:table-cell table:style-name="ce113" table:formula="of:=COUNTIF([.N$7:.N$1012];[.$K3])" office:value-type="float" office:value="0">
            <text:p>0</text:p>
          </table:table-cell>
          <table:table-cell table:style-name="ce113" table:formula="of:=COUNTIF([.O$7:.O$1012];[.$K3])" office:value-type="float" office:value="0">
            <text:p>0</text:p>
          </table:table-cell>
          <table:table-cell table:style-name="ce106"/>
          <table:table-cell table:style-name="ce189"/>
          <table:table-cell table:style-name="ce190" table:number-columns-repeated="5"/>
          <table:table-cell table:number-columns-repeated="2"/>
          <table:table-cell table:style-name="ce189"/>
          <table:table-cell table:style-name="ce190" table:number-columns-repeated="6"/>
          <table:table-cell table:number-columns-repeated="15"/>
          <table:table-cell table:style-name="ce112" table:number-columns-repeated="208"/>
          <table:table-cell table:number-columns-repeated="770"/>
        </table:table-row>
        <table:table-row table:style-name="ro16">
          <table:table-cell table:style-name="ce84"/>
          <table:table-cell table:style-name="ce172" office:value-type="string">
            <text:p>Total Main Cases</text:p>
          </table:table-cell>
          <table:table-cell table:style-name="ce92" table:formula="of:=MAX([.A7:.A6436])" office:value-type="float" office:value="22" table:number-columns-spanned="3" table:number-rows-spanned="1">
            <text:p>22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2];[.$K4])" office:value-type="float" office:value="0">
            <text:p>0</text:p>
          </table:table-cell>
          <table:table-cell table:style-name="ce113" table:formula="of:=COUNTIF([.M$7:.M$1012];[.$K4])" office:value-type="float" office:value="0">
            <text:p>0</text:p>
          </table:table-cell>
          <table:table-cell table:style-name="ce113" table:formula="of:=COUNTIF([.N$7:.N$1012];[.$K4])" office:value-type="float" office:value="0">
            <text:p>0</text:p>
          </table:table-cell>
          <table:table-cell table:style-name="ce113" table:formula="of:=COUNTIF([.O$7:.O$1012];[.$K4])" office:value-type="float" office:value="0">
            <text:p>0</text:p>
          </table:table-cell>
          <table:table-cell table:style-name="ce106"/>
          <table:table-cell table:style-name="ce189" table:number-columns-repeated="6"/>
          <table:table-cell table:number-columns-repeated="2"/>
          <table:table-cell table:style-name="ce189" table:number-columns-repeated="7"/>
          <table:table-cell table:number-columns-repeated="15"/>
          <table:table-cell table:style-name="ce112" table:number-columns-repeated="208"/>
          <table:table-cell table:number-columns-repeated="770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2];[.$K5])" office:value-type="float" office:value="0">
            <text:p>0</text:p>
          </table:table-cell>
          <table:table-cell table:style-name="ce113" table:formula="of:=COUNTIF([.M$7:.M$1012];[.$K5])" office:value-type="float" office:value="0">
            <text:p>0</text:p>
          </table:table-cell>
          <table:table-cell table:style-name="ce113" table:formula="of:=COUNTIF([.N$7:.N$1012];[.$K5])" office:value-type="float" office:value="0">
            <text:p>0</text:p>
          </table:table-cell>
          <table:table-cell table:style-name="ce11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1006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3">
          <table:table-cell table:style-name="ce171" office:value-type="float" office:value="1">
            <text:p>001</text:p>
          </table:table-cell>
          <table:table-cell table:style-name="ce35" office:value-type="string">
            <text:p>FNC_ECMS_WCM_SEARCH_01</text:p>
          </table:table-cell>
          <table:table-cell table:style-name="ce173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2" table:number-columns-repeated="208"/>
          <table:table-cell table:style-name="ce191"/>
          <table:table-cell table:number-columns-repeated="769"/>
        </table:table-row>
        <table:table-row table:style-name="ro3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2" table:number-columns-repeated="208"/>
          <table:table-cell table:style-name="ce191"/>
          <table:table-cell table:number-columns-repeated="769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no keywords for searching</text:p>
          </table:table-cell>
          <table:table-cell table:style-name="ce97" office:value-type="string">
            <text:p>Step 3: Do search</text:p>
          </table:table-cell>
          <table:table-cell table:style-name="ce97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2" table:number-columns-repeated="208"/>
          <table:table-cell table:style-name="ce191"/>
          <table:table-cell table:number-columns-repeated="769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2" table:number-columns-repeated="208"/>
          <table:table-cell table:style-name="ce191"/>
          <table:table-cell table:number-columns-repeated="769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6" office:value-type="string">
            <text:p>Search in case search keyword does not match existing values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2" table:number-columns-repeated="208"/>
          <table:table-cell table:style-name="ce191"/>
          <table:table-cell table:number-columns-repeated="769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6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2" table:number-columns-repeated="208"/>
          <table:table-cell table:style-name="ce191"/>
          <table:table-cell table:number-columns-repeated="769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76" office:value-type="string">
            <text:p>Search in case search keyword does not match existing values</text:p>
          </table:table-cell>
          <table:table-cell table:style-name="ce102" office:value-type="string">
            <text:p>Step 4: Search by does not match keywords</text:p>
          </table:table-cell>
          <table:table-cell table:style-name="ce10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2" table:number-columns-repeated="208"/>
          <table:table-cell table:style-name="ce191"/>
          <table:table-cell table:number-columns-repeated="769"/>
        </table:table-row>
        <table:table-row table:style-name="ro1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7"/>
          <table:table-cell table:number-columns-repeated="30"/>
          <table:table-cell table:style-name="ce35" table:number-columns-repeated="208"/>
          <table:table-cell table:number-columns-repeated="770"/>
        </table:table-row>
        <table:table-row table:style-name="ro3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7"/>
          <table:table-cell table:number-columns-repeated="30"/>
          <table:table-cell table:style-name="ce35" table:number-columns-repeated="208"/>
          <table:table-cell table:number-columns-repeated="770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7"/>
          <table:table-cell table:number-columns-repeated="30"/>
          <table:table-cell table:style-name="ce35" table:number-columns-repeated="208"/>
          <table:table-cell table:number-columns-repeated="770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7"/>
          <table:table-cell table:number-columns-repeated="30"/>
          <table:table-cell table:style-name="ce35" table:number-columns-repeated="208"/>
          <table:table-cell table:number-columns-repeated="770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7"/>
          <table:table-cell table:number-columns-repeated="30"/>
          <table:table-cell table:style-name="ce35" table:number-columns-repeated="208"/>
          <table:table-cell table:number-columns-repeated="770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7"/>
          <table:table-cell table:number-columns-repeated="30"/>
          <table:table-cell table:style-name="ce35" table:number-columns-repeated="208"/>
          <table:table-cell table:number-columns-repeated="770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8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3" office:value-type="string">
            <text:p>- Type special character on text box search</text:p>
          </table:table-cell>
          <table:table-cell table:style-name="ce9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7"/>
          <table:table-cell table:number-columns-repeated="30"/>
          <table:table-cell table:style-name="ce35" table:number-columns-repeated="208"/>
          <table:table-cell table:number-columns-repeated="770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3" table:number-columns-repeated="208"/>
          <table:table-cell table:style-name="ce191"/>
          <table:table-cell table:number-columns-repeated="769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6" office:value-type="string">
            <text:p>Test Search Result in case admin user do searching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3" table:number-columns-repeated="208"/>
          <table:table-cell table:style-name="ce191"/>
          <table:table-cell table:number-columns-repeated="769"/>
        </table:table-row>
        <table:table-row table:style-name="ro3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6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3" table:number-columns-repeated="208"/>
          <table:table-cell table:style-name="ce191"/>
          <table:table-cell table:number-columns-repeated="769"/>
        </table:table-row>
        <table:table-row table:style-name="ro1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76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</text:span><text:span text:style-name="T26">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6"/>
          <table:table-cell table:style-name="ce188" table:number-columns-repeated="2"/>
          <table:table-cell table:style-name="ce191" table:number-columns-repeated="28"/>
          <table:table-cell table:style-name="ce193" table:number-columns-repeated="208"/>
          <table:table-cell table:style-name="ce191"/>
          <table:table-cell table:number-columns-repeated="769"/>
        </table:table-row>
        <table:table-row table:style-name="ro12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 table:number-columns-repeated="3"/>
          <table:table-cell table:style-name="ce191" table:number-columns-repeated="237"/>
          <table:table-cell table:number-columns-repeated="769"/>
        </table:table-row>
        <table:table-row table:style-name="ro3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6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 table:number-columns-repeated="3"/>
          <table:table-cell table:style-name="ce191" table:number-columns-repeated="237"/>
          <table:table-cell table:number-columns-repeated="769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76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88" table:number-columns-repeated="3"/>
          <table:table-cell table:style-name="ce191" table:number-columns-repeated="237"/>
          <table:table-cell table:number-columns-repeated="769"/>
        </table:table-row>
        <table:table-row table:style-name="ro3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77" office:value-type="string">
            <text:p>Test Search Result in case normal user do searching</text:p>
          </table:table-cell>
          <table:table-cell table:style-name="ce10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NCtions for admin </text:p>
            <text:p>- Display F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3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78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78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77" office:value-type="string">
            <text:p>Test display search result in case checked page and document to d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78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78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78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3" office:value-type="string">
            <text:p>- Wait some minutes to display search results</text:p>
          </table:table-cell>
          <table:table-cell table:style-name="ce10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4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3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1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4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4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2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3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2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3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1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4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8" office:value-type="string">
            <text:p>Step 4: Type keyword suitable</text:p>
            <text:p><text:s/>with site</text:p>
            <text:p/>
          </table:table-cell>
          <table:table-cell table:style-name="ce78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8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1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3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1013"/>
        </table:table-row>
        <table:table-row table:style-name="ro3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1008"/>
        </table:table-row>
        <table:table-row table:style-name="ro3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1008"/>
        </table:table-row>
        <table:table-row table:style-name="ro3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8" office:value-type="string">
            <text:p>Step 3: Unchecked on page</text:p>
            <text:p>and document to search</text:p>
          </table:table-cell>
          <table:table-cell table:style-name="ce78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8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1008"/>
        </table:table-row>
        <table:table-row table:style-name="ro4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1008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table:style-name="ce97" office:value-type="string">
            <text:p>Step 2: Create data to search</text:p>
          </table:table-cell>
          <table:table-cell table:style-name="ce9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1008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8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8"/>
          <table:table-cell table:number-columns-repeated="1008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</text:span><text:span text:style-name="T26">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1" table:number-columns-repeated="238"/>
          <table:table-cell table:number-columns-repeated="768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7" office:value-type="string">
            <text:p>- Click link of search result </text:p>
          </table:table-cell>
          <table:table-cell table:style-name="ce184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1" table:number-columns-repeated="238"/>
          <table:table-cell table:number-columns-repeated="768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1" table:number-columns-repeated="238"/>
          <table:table-cell table:number-columns-repeated="768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7" office:value-type="string">
            <text:p>- Open search portlet</text:p>
            <text:p>- Do search</text:p>
          </table:table-cell>
          <table:table-cell table:style-name="ce184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1" table:number-columns-repeated="238"/>
          <table:table-cell table:number-columns-repeated="768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7" office:value-type="string">
            <text:p>- Click link of search result</text:p>
          </table:table-cell>
          <table:table-cell table:style-name="ce184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1" table:number-columns-repeated="238"/>
          <table:table-cell table:number-columns-repeated="768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7" office:value-type="string">
            <text:p>Click on <text:span text:style-name="T9">Print</text:span> icon</text:p>
          </table:table-cell>
          <table:table-cell table:style-name="ce184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1"/>
          <table:table-cell table:style-name="ce116" table:number-columns-repeated="2"/>
          <table:table-cell table:style-name="ce191" table:number-columns-repeated="238"/>
          <table:table-cell table:number-columns-repeated="768"/>
        </table:table-row>
        <table:table-row table:style-name="ro1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174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4"/>
          <table:table-cell table:content-validation-name="val2"/>
          <table:table-cell table:style-name="ce174" table:number-columns-repeated="7"/>
          <table:table-cell table:number-columns-repeated="1006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4" office:value-type="string">
            <text:p>WCM\Search\Setting</text:p>
          </table:table-cell>
          <table:table-cell table:style-name="ce179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2" office:value-type="string">
            <text:p>- Choose or input data in Search text box in the right corner of tool bar</text:p>
            <text:p>- Click enter</text:p>
          </table:table-cell>
          <table:table-cell table:style-name="ce10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4"/>
          <table:table-cell table:content-validation-name="val2"/>
          <table:table-cell table:style-name="ce174" table:number-columns-repeated="7"/>
          <table:table-cell table:number-columns-repeated="1006"/>
        </table:table-row>
        <table:table-row table:style-name="ro4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4" office:value-type="string">
            <text:p>WCM\Search\Setting</text:p>
          </table:table-cell>
          <table:table-cell table:style-name="ce179" office:value-type="string">
            <text:p>Check display form to setting</text:p>
            <text:p><text:s/>search result page</text:p>
          </table:table-cell>
          <table:table-cell table:style-name="ce174" office:value-type="string">
            <text:p>Step 3: Display form to setting </text:p>
            <text:p>search page</text:p>
          </table:table-cell>
          <table:table-cell table:style-name="ce174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4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4"/>
          <table:table-cell table:content-validation-name="val2"/>
          <table:table-cell table:style-name="ce174" table:number-columns-repeated="7"/>
          <table:table-cell table:number-columns-repeated="1006"/>
        </table:table-row>
        <table:table-row table:style-name="ro13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0" office:value-type="string">
            <text:p>Check display when choose</text:p>
            <text:p>box search is page mode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Edit mode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when choose</text:p>
            <text:p>box search is page mode</text:p>
          </table:table-cell>
          <table:table-cell table:style-name="ce175" office:value-type="string">
            <text:p>Step 3: Display form to setting </text:p>
            <text:p>search page</text:p>
          </table:table-cell>
          <table:table-cell table:style-name="ce175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5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when choose</text:p>
            <text:p>box search is page mode</text:p>
          </table:table-cell>
          <table:table-cell table:style-name="ce175" office:value-type="string">
            <text:p>Step 4: Choose box <text:s/>search for</text:p>
            <text:p><text:s/>page mode</text:p>
          </table:table-cell>
          <table:table-cell table:style-name="ce175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5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4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when choose</text:p>
            <text:p>box search is page mode</text:p>
          </table:table-cell>
          <table:table-cell table:style-name="ce175" office:value-type="string">
            <text:p>Step 5: Check form after </text:p>
            <text:p>choosing box search </text:p>
          </table:table-cell>
          <table:table-cell table:style-name="ce175" office:value-type="string">
            <text:p>- Choose search portlet on </text:p>
            <text:p>navigation bar</text:p>
          </table:table-cell>
          <table:table-cell table:style-name="ce175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3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0" office:value-type="string">
            <text:p>Check display result when </text:p>
            <text:p>change item per page default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Click [<text:span text:style-name="T9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result when </text:p>
            <text:p>change item per page default</text:p>
          </table:table-cell>
          <table:table-cell table:style-name="ce175" office:value-type="string">
            <text:p>Step 3: Display form to setting </text:p>
            <text:p>search page</text:p>
          </table:table-cell>
          <table:table-cell table:style-name="ce175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5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3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result when </text:p>
            <text:p>change item per page default</text:p>
          </table:table-cell>
          <table:table-cell table:style-name="ce175" office:value-type="string">
            <text:p>Step 4: Change item per page </text:p>
            <text:p>for result search page</text:p>
          </table:table-cell>
          <table:table-cell table:style-name="ce175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5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22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5" office:value-type="string">
            <text:p>WCM\Search\Setting</text:p>
          </table:table-cell>
          <table:table-cell table:style-name="ce181" office:value-type="string">
            <text:p>Check display result when </text:p>
            <text:p>change item per page default</text:p>
          </table:table-cell>
          <table:table-cell table:style-name="ce175" office:value-type="string">
            <text:p>Step 5: Check display search </text:p>
            <text:p>result page after changing</text:p>
          </table:table-cell>
          <table:table-cell table:style-name="ce175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5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3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2" office:value-type="string">
            <text:p>Check display result when change search page layout template 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3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7" office:value-type="string">
            <text:p>- <text:s/>Click [<text:span text:style-name="T11">Edit mode</text:span>] icon in admin toolbar at right corner of screen</text:p>
          </table:table-cell>
          <table:table-cell table:style-name="ce9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3" office:value-type="string">
            <text:p>Check display result when change search page layout template </text:p>
          </table:table-cell>
          <table:table-cell table:style-name="ce175" office:value-type="string">
            <text:p>Step 3: Display form to setting </text:p>
            <text:p>search page</text:p>
          </table:table-cell>
          <table:table-cell table:style-name="ce175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5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21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3" office:value-type="string">
            <text:p>Check display result when change search page layout template </text:p>
          </table:table-cell>
          <table:table-cell table:style-name="ce175" office:value-type="string">
            <text:p>Step 4: Change search page</text:p>
            <text:p>layout template</text:p>
          </table:table-cell>
          <table:table-cell table:style-name="ce175" office:value-type="string">
            <text:p>- Choose </text:p>
            <text:p>UIResultpagelayoutdefault.gtmpl</text:p>
            <text:p>on page layout template</text:p>
          </table:table-cell>
          <table:table-cell table:style-name="ce175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5" office:value-type="string">
            <text:p>WCM\Search\Setting</text:p>
          </table:table-cell>
          <table:table-cell table:style-name="ce183" office:value-type="string">
            <text:p>Check display result when change search page layout template </text:p>
          </table:table-cell>
          <table:table-cell table:style-name="ce175" office:value-type="string">
            <text:p>Step 5: Check display search </text:p>
            <text:p>result page after changing</text:p>
          </table:table-cell>
          <table:table-cell table:style-name="ce175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5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3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175" office:value-type="string">
            <text:p>WCM\Search\Textbox</text:p>
          </table:table-cell>
          <table:table-cell table:style-name="ce180" office:value-type="string">
            <text:p>Check search on textbox by normal use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2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5" office:value-type="string">
            <text:p>WCM\Search\Textbox</text:p>
          </table:table-cell>
          <table:table-cell table:style-name="ce181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7" office:value-type="string">
            <text:p>- Choose search portlet on navigation bar</text:p>
          </table:table-cell>
          <table:table-cell table:style-name="ce9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5" office:value-type="string">
            <text:p>WCM\Search\Textbox</text:p>
          </table:table-cell>
          <table:table-cell table:style-name="ce181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3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5" office:value-type="string">
            <text:p>WCM\Search\Textbox</text:p>
          </table:table-cell>
          <table:table-cell table:style-name="ce180" office:value-type="string">
            <text:p>Check search on textbox by administrator</text:p>
          </table:table-cell>
          <table:table-cell table:style-name="ce10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5" office:value-type="string">
            <text:p>WCM\Search\Textbox</text:p>
          </table:table-cell>
          <table:table-cell table:style-name="ce181" office:value-type="string">
            <text:p>Check search on textbox by </text:p>
            <text:p>administrator</text:p>
          </table:table-cell>
          <table:table-cell table:style-name="ce175" office:value-type="string">
            <text:p>Step 2: Do search </text:p>
          </table:table-cell>
          <table:table-cell table:style-name="ce175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5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4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5" office:value-type="string">
            <text:p>WCM\Search\Textbox</text:p>
          </table:table-cell>
          <table:table-cell table:style-name="ce181" office:value-type="string">
            <text:p>Check search on textbox by </text:p>
            <text:p>administrator</text:p>
          </table:table-cell>
          <table:table-cell table:style-name="ce175" office:value-type="string">
            <text:p>Step 3: Check display search</text:p>
            <text:p>result</text:p>
          </table:table-cell>
          <table:table-cell table:style-name="ce175" office:value-type="string">
            <text:p>- See on search result page</text:p>
          </table:table-cell>
          <table:table-cell table:style-name="ce175" office:value-type="string">
            <text:p>- Display all results, which contain </text:p>
            <text:p>search keyword.</text:p>
            <text:p>-<text:span text:style-name="T26">Will display only live version if </text:span><text:span text:style-name="T26">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</text:span><text:span text:style-name="T27">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175"/>
          <table:table-cell table:content-validation-name="val2"/>
          <table:table-cell table:style-name="ce175" table:number-columns-repeated="7"/>
          <table:table-cell table:style-name="ce191" table:number-columns-repeated="238"/>
          <table:table-cell table:number-columns-repeated="768"/>
        </table:table-row>
        <table:table-row table:style-name="ro4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6"/>
          <table:table-cell table:style-name="ce89" table:number-columns-repeated="245"/>
          <table:table-cell table:number-columns-repeated="768"/>
        </table:table-row>
        <table:table-row table:style-name="ro48">
          <table:table-cell table:style-name="ce84"/>
          <table:table-cell table:style-name="ce89"/>
          <table:table-cell table:style-name="ce84"/>
          <table:table-cell table:style-name="ce89" table:number-columns-repeated="7"/>
          <table:table-cell table:style-name="ce186"/>
          <table:table-cell table:style-name="ce89" table:number-columns-repeated="245"/>
          <table:table-cell table:number-columns-repeated="768"/>
        </table:table-row>
      </table:table>
      <table:table table:name="Other_Actions" table:style-name="ta6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ce20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column table:style-name="co7" table:number-columns-repeated="768" table:default-cell-style-name="Default"/>
        <table:table-row table:style-name="ro16">
          <table:table-cell/>
          <table:table-cell table:style-name="ce195" office:value-type="string" table:number-columns-spanned="4" table:number-rows-spanned="1">
            <text:p>TEST CASES</text:p>
          </table:table-cell>
          <table:covered-table-cell table:style-name="ce195"/>
          <table:covered-table-cell table:style-name="ce195"/>
          <table:covered-table-cell table:style-name="ce195"/>
          <table:table-cell/>
          <table:table-cell table:style-name="ce133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133"/>
          <table:table-cell table:style-name="ce206" table:number-columns-repeated="205"/>
          <table:table-cell table:number-columns-repeated="803"/>
        </table:table-row>
        <table:table-row table:style-name="ro16">
          <table:table-cell/>
          <table:table-cell table:style-name="ce196"/>
          <table:table-cell table:style-name="ce129"/>
          <table:table-cell table:style-name="ce133" table:number-columns-repeated="2"/>
          <table:table-cell/>
          <table:table-cell table:style-name="ce133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133"/>
          <table:table-cell table:style-name="ce206" table:number-columns-repeated="205"/>
          <table:table-cell table:number-columns-repeated="803"/>
        </table:table-row>
        <table:table-row table:style-name="ro25">
          <table:table-cell/>
          <table:table-cell table:style-name="ce197" office:value-type="string">
            <text:p>FNCtions list</text:p>
          </table:table-cell>
          <table:table-cell table:style-name="ce199" office:value-type="string" table:number-columns-spanned="3" table:number-rows-spanned="1">
            <text:p>Check something on program</text:p>
          </table:table-cell>
          <table:covered-table-cell table:style-name="ce199"/>
          <table:covered-table-cell table:style-name="ce199"/>
          <table:table-cell/>
          <table:table-cell table:style-name="ce74"/>
          <table:table-cell table:style-name="ce140"/>
          <table:table-cell table:style-name="ce143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40"/>
          <table:table-cell table:style-name="ce206" table:number-columns-repeated="205"/>
          <table:table-cell table:number-columns-repeated="803"/>
        </table:table-row>
        <table:table-row table:style-name="ro12">
          <table:table-cell/>
          <table:table-cell table:style-name="ce197" office:value-type="string">
            <text:p>Total Main Cases</text:p>
          </table:table-cell>
          <table:table-cell table:style-name="ce92" table:formula="of:=MAX([.A7:.A999])" office:value-type="float" office:value="2" table:number-columns-spanned="3" table:number-rows-spanned="1">
            <text:p>2</text:p>
          </table:table-cell>
          <table:covered-table-cell table:style-name="ce92"/>
          <table:covered-table-cell table:style-name="ce92"/>
          <table:table-cell/>
          <table:table-cell table:style-name="ce74"/>
          <table:table-cell table:style-name="ce140"/>
          <table:table-cell table:style-name="ce144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40"/>
          <table:table-cell table:style-name="ce206" table:number-columns-repeated="205"/>
          <table:table-cell table:number-columns-repeated="803"/>
        </table:table-row>
        <table:table-row table:style-name="ro16">
          <table:table-cell/>
          <table:table-cell table:style-name="ce198"/>
          <table:table-cell table:number-columns-repeated="7"/>
          <table:table-cell table:style-name="ce114"/>
          <table:table-cell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number-columns-repeated="1009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3">
          <table:table-cell table:style-name="ce194" office:value-type="float" office:value="1">
            <text:p>001</text:p>
          </table:table-cell>
          <table:table-cell table:style-name="ce35" office:value-type="string">
            <text:p>FNC_ECMS_WCM_MICS_01.001</text:p>
          </table:table-cell>
          <table:table-cell table:style-name="ce201" office:value-type="float" office:value="1">
            <text:p>001</text:p>
          </table:table-cell>
          <table:table-cell table:style-name="ce202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3" office:value-type="string">
            <text:p>Step 1: Access WCM program</text:p>
          </table:table-cell>
          <table:table-cell table:style-name="ce204" office:value-type="string">
            <text:p>- Login with user is advanced user</text:p>
          </table:table-cell>
          <table:table-cell table:style-name="ce204" office:value-type="string">
            <text:p>- Login successfully</text:p>
          </table:table-cell>
          <table:table-cell table:style-name="ce77" office:value-type="string">
            <text:p>High</text:p>
          </table:table-cell>
          <table:table-cell table:style-name="ce205" table:number-columns-repeated="6"/>
          <table:table-cell table:style-name="ce75" table:number-columns-repeated="3"/>
          <table:table-cell table:style-name="ce74" table:number-columns-repeated="203"/>
          <table:table-cell table:number-columns-repeated="803"/>
        </table:table-row>
        <table:table-row table:style-name="ro13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WCM\Site Admin Toolbar\Edit Mode</text:p>
          </table:table-cell>
          <table:table-cell table:style-name="ce202" office:value-type="string">
            <text:p>Display edit mode </text:p>
            <text:p><text:s/></text:p>
          </table:table-cell>
          <table:table-cell table:style-name="ce203" office:value-type="string">
            <text:p>Step 2: Display edit mode</text:p>
          </table:table-cell>
          <table:table-cell table:style-name="ce204" office:value-type="string">
            <text:p>- Select <text:span text:style-name="T9">Edit</text:span> mode <text:span text:style-name="T21">at the top right </text:span><text:span text:style-name="T21">corner</text:span></text:p>
          </table:table-cell>
          <table:table-cell table:style-name="ce204" office:value-type="string">
            <text:p>- Display edit mode, which display <text:s/>all quick edit icons</text:p>
          </table:table-cell>
          <table:table-cell table:style-name="ce77" office:value-type="string">
            <text:p>High</text:p>
          </table:table-cell>
          <table:table-cell table:style-name="ce205" table:number-columns-repeated="6"/>
          <table:table-cell table:style-name="ce75" table:number-columns-repeated="3"/>
          <table:table-cell table:style-name="ce74" table:number-columns-repeated="203"/>
          <table:table-cell table:number-columns-repeated="803"/>
        </table:table-row>
        <table:table-row table:style-name="ro49">
          <table:table-cell table:style-name="ce8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2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3" office:value-type="string">
            <text:p>Step 1: Access WCM program</text:p>
          </table:table-cell>
          <table:table-cell table:style-name="ce204" office:value-type="string">
            <text:p>- Login with user is advanced user</text:p>
          </table:table-cell>
          <table:table-cell table:style-name="ce204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77" office:value-type="string">
            <text:p>High</text:p>
          </table:table-cell>
          <table:table-cell table:style-name="ce205" table:number-columns-repeated="6"/>
          <table:table-cell table:style-name="ce75" table:number-columns-repeated="3"/>
          <table:table-cell table:style-name="ce74" table:number-columns-repeated="203"/>
          <table:table-cell table:number-columns-repeated="803"/>
        </table:table-row>
        <table:table-row table:style-name="ro4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MICS_01.0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2" office:value-type="string">
            <text:p>WCM\Site Admin Toolbar\Edit Mode</text:p>
          </table:table-cell>
          <table:table-cell table:style-name="ce202" office:value-type="string">
            <text:p>Display live mode </text:p>
          </table:table-cell>
          <table:table-cell table:style-name="ce203" office:value-type="string">
            <text:p>Step 2: Display live mode</text:p>
          </table:table-cell>
          <table:table-cell table:style-name="ce204" office:value-type="string">
            <text:p>- Select <text:span text:style-name="T9">Publish</text:span> mode <text:span text:style-name="T21">at the top </text:span><text:span text:style-name="T21">right corner</text:span></text:p>
          </table:table-cell>
          <table:table-cell table:style-name="ce204" office:value-type="string">
            <text:p>- Display publish mode, no quick edit icon</text:p>
          </table:table-cell>
          <table:table-cell table:style-name="ce77" office:value-type="string">
            <text:p>High</text:p>
          </table:table-cell>
          <table:table-cell table:number-columns-repeated="1015"/>
        </table:table-row>
        <table:table-row table:style-name="ro49" table:number-rows-repeated="10">
          <table:table-cell table:number-columns-repeated="1024"/>
        </table:table-row>
        <table:table-row table:style-name="ro49">
          <table:table-cell table:number-columns-repeated="1024"/>
        </table:table-row>
      </table:table>
      <table:table table:name="Newsletter" table:style-name="ta3" table:print="false">
        <office:forms form:automatic-focus="false" form:apply-design-mode="false"/>
        <table:table-column table:style-name="co45" table:default-cell-style-name="ce83"/>
        <table:table-column table:style-name="co34" table:default-cell-style-name="ce39"/>
        <table:table-column table:style-name="co46" table:default-cell-style-name="ce93"/>
        <table:table-column table:style-name="co47" table:default-cell-style-name="ce101"/>
        <table:table-column table:style-name="co48" table:default-cell-style-name="ce174"/>
        <table:table-column table:style-name="co35" table:default-cell-style-name="ce174"/>
        <table:table-column table:style-name="co49" table:default-cell-style-name="ce174"/>
        <table:table-column table:style-name="co50" table:default-cell-style-name="ce174"/>
        <table:table-column table:style-name="co44" table:default-cell-style-name="ce174"/>
        <table:table-column table:style-name="co51" table:default-cell-style-name="ce89"/>
        <table:table-column table:style-name="co7" table:default-cell-style-name="ce89"/>
        <table:table-column table:style-name="co52" table:default-cell-style-name="ce89"/>
        <table:table-column table:style-name="co7" table:number-columns-repeated="244" table:default-cell-style-name="ce89"/>
        <table:table-column table:style-name="co7" table:number-columns-repeated="768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08];[.$K1])" office:value-type="float" office:value="0">
            <text:p>0</text:p>
          </table:table-cell>
          <table:table-cell table:style-name="ce113" table:formula="of:=COUNTIF([.M$7:.M$1008];[.$K1])" office:value-type="float" office:value="0">
            <text:p>0</text:p>
          </table:table-cell>
          <table:table-cell table:style-name="ce113" table:formula="of:=COUNTIF([.N$7:.N$1008];[.$K1])" office:value-type="float" office:value="0">
            <text:p>0</text:p>
          </table:table-cell>
          <table:table-cell table:style-name="ce113" table:formula="of:=COUNTIF([.O$7:.O$1008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  <table:table-cell table:number-columns-repeated="768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08];[.$K2])" office:value-type="float" office:value="0">
            <text:p>0</text:p>
          </table:table-cell>
          <table:table-cell table:style-name="ce113" table:formula="of:=COUNTIF([.M$7:.M$1008];[.$K2])" office:value-type="float" office:value="0">
            <text:p>0</text:p>
          </table:table-cell>
          <table:table-cell table:style-name="ce113" table:formula="of:=COUNTIF([.N$7:.N$1008];[.$K2])" office:value-type="float" office:value="0">
            <text:p>0</text:p>
          </table:table-cell>
          <table:table-cell table:style-name="ce113" table:formula="of:=COUNTIF([.O$7:.O$1008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  <table:table-cell table:number-columns-repeated="768"/>
        </table:table-row>
        <table:table-row table:style-name="ro25">
          <table:table-cell table:style-name="ce84"/>
          <table:table-cell table:style-name="ce172" office:value-type="string">
            <text:p>FNCtions list</text:p>
          </table:table-cell>
          <table:table-cell table:style-name="ce10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08];[.$K3])" office:value-type="float" office:value="0">
            <text:p>0</text:p>
          </table:table-cell>
          <table:table-cell table:style-name="ce113" table:formula="of:=COUNTIF([.M$7:.M$1008];[.$K3])" office:value-type="float" office:value="0">
            <text:p>0</text:p>
          </table:table-cell>
          <table:table-cell table:style-name="ce113" table:formula="of:=COUNTIF([.N$7:.N$1008];[.$K3])" office:value-type="float" office:value="0">
            <text:p>0</text:p>
          </table:table-cell>
          <table:table-cell table:style-name="ce113" table:formula="of:=COUNTIF([.O$7:.O$1008];[.$K3])" office:value-type="float" office:value="0">
            <text:p>0</text:p>
          </table:table-cell>
          <table:table-cell table:style-name="ce106"/>
          <table:table-cell table:style-name="ce189"/>
          <table:table-cell table:style-name="ce190" table:number-columns-repeated="5"/>
          <table:table-cell table:style-name="Default" table:number-columns-repeated="2"/>
          <table:table-cell table:style-name="ce189"/>
          <table:table-cell table:style-name="ce190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  <table:table-cell table:number-columns-repeated="768"/>
        </table:table-row>
        <table:table-row table:style-name="ro16">
          <table:table-cell table:style-name="ce84"/>
          <table:table-cell table:style-name="ce172" office:value-type="string">
            <text:p>Total Main Cases</text:p>
          </table:table-cell>
          <table:table-cell table:style-name="ce92" table:formula="of:=MAX([.A7:.A6532])" office:value-type="float" office:value="80" table:number-columns-spanned="3" table:number-rows-spanned="1">
            <text:p>80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08];[.$K4])" office:value-type="float" office:value="0">
            <text:p>0</text:p>
          </table:table-cell>
          <table:table-cell table:style-name="ce113" table:formula="of:=COUNTIF([.M$7:.M$1008];[.$K4])" office:value-type="float" office:value="0">
            <text:p>0</text:p>
          </table:table-cell>
          <table:table-cell table:style-name="ce113" table:formula="of:=COUNTIF([.N$7:.N$1008];[.$K4])" office:value-type="float" office:value="0">
            <text:p>0</text:p>
          </table:table-cell>
          <table:table-cell table:style-name="ce113" table:formula="of:=COUNTIF([.O$7:.O$1008];[.$K4])" office:value-type="float" office:value="0">
            <text:p>0</text:p>
          </table:table-cell>
          <table:table-cell table:style-name="ce106"/>
          <table:table-cell table:style-name="ce189" table:number-columns-repeated="6"/>
          <table:table-cell table:style-name="Default" table:number-columns-repeated="2"/>
          <table:table-cell table:style-name="ce189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  <table:table-cell table:number-columns-repeated="768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08];[.$K5])" office:value-type="float" office:value="0">
            <text:p>0</text:p>
          </table:table-cell>
          <table:table-cell table:style-name="ce113" table:formula="of:=COUNTIF([.M$7:.M$1008];[.$K5])" office:value-type="float" office:value="0">
            <text:p>0</text:p>
          </table:table-cell>
          <table:table-cell table:style-name="ce113" table:formula="of:=COUNTIF([.N$7:.N$1008];[.$K5])" office:value-type="float" office:value="0">
            <text:p>0</text:p>
          </table:table-cell>
          <table:table-cell table:style-name="ce113" table:formula="of:=COUNTIF([.O$7:.O$1008];[.$K5])" office:value-type="float" office:value="0">
            <text:p>0</text:p>
          </table:table-cell>
          <table:table-cell table:style-name="Default" table:number-columns-repeated="241"/>
          <table:table-cell table:number-columns-repeated="768"/>
        </table:table-row>
        <table:table-row table:style-name="ro12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3">
          <table:table-cell table:style-name="ce207" office:value-type="float" office:value="1">
            <text:p>001</text:p>
          </table:table-cell>
          <table:table-cell table:style-name="ce35" office:value-type="string">
            <text:p>FNC_ECMS_WCM_NEWS_01</text:p>
          </table:table-cell>
          <table:table-cell table:style-name="ce209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<text:s/>a newsletter when put value in all required filed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a valid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<text:s/>a newsletter when put value in all required filed</text:p>
          </table:table-cell>
          <table:table-cell table:style-name="ce97" office:value-type="string">
            <text:p>Step 3: Select subscription</text:p>
          </table:table-cell>
          <table:table-cell table:style-name="ce102" office:value-type="string">
            <text:p>Tick on check-box of at least one subscription in each category </text:p>
          </table:table-cell>
          <table:table-cell table:style-name="ce10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5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<text:s/>a newsletter when put value in all required filed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<text:span text:style-name="T11">Subscribe</text:span> button</text:p>
          </table:table-cell>
          <table:table-cell table:style-name="ce10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<text:s/>a newsletter when 'Your Email' field is blank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do put your email address in 'Your Email' field</text:p>
            <text:p>- Click on Subscribe button</text:p>
          </table:table-cell>
          <table:table-cell table:style-name="ce97" office:value-type="string">
            <text:p>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<text:s/>a newsletter email address is not right format (abc@def.com)</text:p>
          </table:table-cell>
          <table:table-cell table:style-name="ce97" office:value-type="string">
            <text:p>Step 2: Subscribe newsletter without put email address</text:p>
          </table:table-cell>
          <table:table-cell table:style-name="ce97" office:value-type="string">
            <text:p>- In the form to Subscribe a newsletter, put your email address in 'Your Email' field but it is not right format (abc@def.com)</text:p>
            <text:p>- Click on Subscribe button</text:p>
          </table:table-cell>
          <table:table-cell table:style-name="ce97" office:value-type="string">
            <text:p>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<text:s/>a newsletter when do not select any category</text:p>
          </table:table-cell>
          <table:table-cell table:style-name="ce97" office:value-type="string">
            <text:p>Step 2: Put your email</text:p>
          </table:table-cell>
          <table:table-cell table:style-name="ce97" office:value-type="string">
            <text:p>In the form to Subscribe a newsletter, put your email address in 'Your Email' field</text:p>
          </table:table-cell>
          <table:table-cell table:style-name="ce97" office:value-type="string">
            <text:p>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<text:s/>a newsletter when do not select any category</text:p>
          </table:table-cell>
          <table:table-cell table:style-name="ce97" office:value-type="string">
            <text:p>Step 3: Select category</text:p>
          </table:table-cell>
          <table:table-cell table:style-name="ce102" office:value-type="string">
            <text:p>Do not tick on check-box of any subscription which you want to receipt in 'Your status' column</text:p>
          </table:table-cell>
          <table:table-cell table:style-name="ce10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<text:s/>a newsletter when do not select any category</text:p>
          </table:table-cell>
          <table:table-cell table:style-name="ce97" office:value-type="string">
            <text:p>Step 4: Subscribe a newsletter</text:p>
          </table:table-cell>
          <table:table-cell table:style-name="ce97" office:value-type="string">
            <text:p>Click on Subscribe button</text:p>
          </table:table-cell>
          <table:table-cell table:style-name="ce10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1" office:value-type="string">
            <text:p>Subscribe a newsletter email when input more than one email address in Your Email field</text:p>
          </table:table-cell>
          <table:table-cell table:style-name="ce97" office:value-type="string">
            <text:p>Step 2: Put more than one email address</text:p>
          </table:table-cell>
          <table:table-cell table:style-name="ce97" office:value-type="string">
            <text:p>- In the form to Subscribe a newsletter, put two valid email addresses in 'Your Email' field</text:p>
            <text:p>- Click Subscribe button</text:p>
          </table:table-cell>
          <table:table-cell table:style-name="ce102" office:value-type="string">
            <text:p>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7" office:value-type="string">
            <text:p>Step 1: Subscribe a newsletter</text:p>
          </table:table-cell>
          <table:table-cell table:style-name="ce213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directly</text:p>
          </table:table-cell>
          <table:table-cell table:style-name="ce102" office:value-type="string">
            <text:p>Step 2: Change the subscription</text:p>
          </table:table-cell>
          <table:table-cell table:style-name="ce102" office:value-type="string"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7" office:value-type="string">
            <text:p>Step 1: Subscribe a newsletter</text:p>
          </table:table-cell>
          <table:table-cell table:style-name="ce213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8" office:value-type="string">
            <text:p>Change the subscription from link in the confirmation letter</text:p>
          </table:table-cell>
          <table:table-cell table:style-name="ce102" office:value-type="string">
            <text:p>Step 2: Change the subscription </text:p>
          </table:table-cell>
          <table:table-cell table:style-name="ce10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7" office:value-type="string">
            <text:p>Step 1: Subscribe a newsletter</text:p>
          </table:table-cell>
          <table:table-cell table:style-name="ce213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- Put email address, select some <text:span text:style-name="T2">subscriptions</text:span></text:p>
            <text:p>- Click Subscribe button</text:p>
          </table:table-cell>
          <table:table-cell table:style-name="ce102" office:value-type="string">
            <text:p>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8" office:value-type="string">
            <text:p>No receipt email</text:p>
          </table:table-cell>
          <table:table-cell table:style-name="ce97" office:value-type="string">
            <text:p>Step 2: No receipt email</text:p>
          </table:table-cell>
          <table:table-cell table:style-name="ce97" office:value-type="string">
            <text:p>Click on Forget this email button near 'Your Email' field</text:p>
          </table:table-cell>
          <table:table-cell table:style-name="ce10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10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hen put value in required fields</text:p>
          </table:table-cell>
          <table:table-cell table:style-name="ce101" office:value-type="string">
            <text:p>Step 3: Create new category with correct title and name</text:p>
          </table:table-cell>
          <table:table-cell table:style-name="ce101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title</text:p>
          </table:table-cell>
          <table:table-cell table:style-name="ce102" office:value-type="string">
            <text:p>Step 3: Create new category with blank title</text:p>
          </table:table-cell>
          <table:table-cell table:style-name="ce102" office:value-type="string">
            <text:p>- Leave Title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 blank name </text:p>
          </table:table-cell>
          <table:table-cell table:style-name="ce102" office:value-type="string">
            <text:p>Step 3: Create new category with blank name</text:p>
          </table:table-cell>
          <table:table-cell table:style-name="ce102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2">
            <text:p>012</text:p>
          </table:table-cell>
          <table:table-cell table:style-name="ce36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without permission</text:p>
          </table:table-cell>
          <table:table-cell table:style-name="ce102" office:value-type="string">
            <text:p>Step 3: Create new category without permission</text:p>
          </table:table-cell>
          <table:table-cell table:style-name="ce102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36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on name field</text:p>
          </table:table-cell>
          <table:table-cell table:style-name="ce102" office:value-type="string">
            <text:p>Step 3: Create new category have space on name field</text:p>
          </table:table-cell>
          <table:table-cell table:style-name="ce102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6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ace letter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5">
            <text:p>015</text:p>
          </table:table-cell>
          <table:table-cell table:style-name="ce36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name field</text:p>
          </table:table-cell>
          <table:table-cell table:style-name="ce97" office:value-type="string">
            <text:p>Step 3: Create new category have special character on nam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36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heck create new category have special character (!@#$%^&amp;*()&lt;&gt;?|”) on title field</text:p>
          </table:table-cell>
          <table:table-cell table:style-name="ce97" office:value-type="string">
            <text:p>Step 3: Create new category have space letter on title field</text:p>
          </table:table-cell>
          <table:table-cell table:style-name="ce9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36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nam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7" office:value-type="string">
            <text:p>Step 1: Show newsletter management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2: Show add new category form</text:p>
          </table:table-cell>
          <table:table-cell table:style-name="ce97" office:value-type="string">
            <text:p>- Click New Category on newsletter management form</text:p>
          </table:table-cell>
          <table:table-cell table:style-name="ce10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Create new category has the same title with existing categories</text:p>
          </table:table-cell>
          <table:table-cell table:style-name="ce97" office:value-type="string">
            <text:p>Step 3: Create new category has the same name with existing categories</text:p>
          </table:table-cell>
          <table:table-cell table:style-name="ce9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36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2: Show select user form</text:p>
          </table:table-cell>
          <table:table-cell table:style-name="ce102" office:value-type="string">
            <text:p>Click Select user icon in Moderator field</text:p>
          </table:table-cell>
          <table:table-cell table:style-name="ce10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3: Check filter user by input group directly</text:p>
          </table:table-cell>
          <table:table-cell table:style-name="ce97" office:value-type="string">
            <text:p>Input group name or group path into Group field &amp; hit Enter</text:p>
          </table:table-cell>
          <table:table-cell table:style-name="ce10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4: Check filter user by using search group icon</text:p>
          </table:table-cell>
          <table:table-cell table:style-name="ce97" office:value-type="string">
            <text:p>- Click Search group icon in Select User form</text:p>
            <text:p>- Select specific group in Select group form</text:p>
          </table:table-cell>
          <table:table-cell table:style-name="ce10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filtering user list when select moderator while adding new category</text:p>
          </table:table-cell>
          <table:table-cell table:style-name="ce97" office:value-type="string">
            <text:p>Step 5: Check filter by Username/LastName/FirstName/Email</text:p>
          </table:table-cell>
          <table:table-cell table:style-name="ce9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20">
            <text:p>020</text:p>
          </table:table-cell>
          <table:table-cell table:style-name="ce36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use</text:span>r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user as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21">
            <text:p>021</text:p>
          </table:table-cell>
          <table:table-cell table:style-name="ce36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2: Show form to choose user to assign moderator right</text:p>
          </table:table-cell>
          <table:table-cell table:style-name="ce97" office:value-type="string">
            <text:p>Click <text:span text:style-name="T9">Select group</text:span> icon in Moderator field</text:p>
          </table:table-cell>
          <table:table-cell table:style-name="ce10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group to be moderator while adding new category</text:p>
          </table:table-cell>
          <table:table-cell table:style-name="ce97" office:value-type="string">
            <text:p>Step 3: Check select user</text:p>
          </table:table-cell>
          <table:table-cell table:style-name="ce97" office:value-type="string">
            <text:p>Filter user then click icon for corresponding user in Action column</text:p>
          </table:table-cell>
          <table:table-cell table:style-name="ce10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22">
            <text:p>022</text:p>
          </table:table-cell>
          <table:table-cell table:style-name="ce36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when select multi-moderator while adding new category</text:p>
          </table:table-cell>
          <table:table-cell table:style-name="ce97" office:value-type="string">
            <text:p>Step 2: Select multi moderators</text:p>
          </table:table-cell>
          <table:table-cell table:style-name="ce97" office:value-type="string">
            <text:p>- Select different users, 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7" office:value-type="string">
            <text:p>Step 1: Show add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0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2: Check Delete icon when there's no moderator yet</text:p>
          </table:table-cell>
          <table:table-cell table:style-name="ce102" office:value-type="string">
            <text:p>In add new category form: click Delete icon when there's no one for Moderator field</text:p>
          </table:table-cell>
          <table:table-cell table:style-name="ce10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3: Add moderator</text:p>
          </table:table-cell>
          <table:table-cell table:style-name="ce102" office:value-type="string">
            <text:p>Select user/group for Moderator field</text:p>
          </table:table-cell>
          <table:table-cell table:style-name="ce10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4: Show form to delete moderator</text:p>
          </table:table-cell>
          <table:table-cell table:style-name="ce97" office:value-type="string">
            <text:p>Click Delete icon in Moderator field</text:p>
          </table:table-cell>
          <table:table-cell table:style-name="ce10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Check removing added moderator while adding new category</text:p>
          </table:table-cell>
          <table:table-cell table:style-name="ce97" office:value-type="string">
            <text:p>Step 5: Check Delete moderator</text:p>
          </table:table-cell>
          <table:table-cell table:style-name="ce97" office:value-type="string">
            <text:p>Check the check box of user/group in Remove moderator form then click Remove button</text:p>
          </table:table-cell>
          <table:table-cell table:style-name="ce10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2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36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2: Display menu to edit category</text:p>
          </table:table-cell>
          <table:table-cell table:style-name="ce102" office:value-type="string">
            <text:p>- Click on <text:span text:style-name="T11">Administration</text:span> button on the right corner of table and select 'Edit Category'</text:p>
          </table:table-cell>
          <table:table-cell table:style-name="ce9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Edit existing categories</text:p>
          </table:table-cell>
          <table:table-cell table:style-name="ce103" office:value-type="string">
            <text:p>Step 3: Edit category</text:p>
          </table:table-cell>
          <table:table-cell table:style-name="ce102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2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36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8" office:value-type="string">
            <text:p>Delete category when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FNC_ECMS_WCM_NEWS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9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3" office:value-type="string">
            <text:p>Delete category when do not accept confirm message</text:p>
          </table:table-cell>
          <table:table-cell table:style-name="ce103" office:value-type="string">
            <text:p>Step 2: Delete category</text:p>
          </table:table-cell>
          <table:table-cell table:style-name="ce102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NEWS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2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NEWS_03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hen put valid data in all required filed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1">- </text:span><text:span text:style-name="T5">Select one category</text:span></text:p>
          </table:table-cell>
          <table:table-cell table:style-name="ce9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in specify category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5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didn't choose category, which you want</text:p>
          </table:table-cell>
          <table:table-cell table:style-name="ce101" office:value-type="string">
            <text:p>Step 3: Create new subscription but do not choose category</text:p>
          </table:table-cell>
          <table:table-cell table:style-name="ce10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52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name field</text:p>
          </table:table-cell>
          <table:table-cell table:style-name="ce103" office:value-type="string">
            <text:p>Step 3: Create new subscription with blank name field</text:p>
          </table:table-cell>
          <table:table-cell table:style-name="ce101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with blank title field</text:p>
          </table:table-cell>
          <table:table-cell table:style-name="ce103" office:value-type="string">
            <text:p>Step 3: Create new subscription with blank title field</text:p>
          </table:table-cell>
          <table:table-cell table:style-name="ce101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name field</text:p>
          </table:table-cell>
          <table:table-cell table:style-name="ce103" office:value-type="string">
            <text:p>Step 3: Create new subscription contain special character(!@#$%^&amp;*()&lt;&gt;?|”) on name field</text:p>
          </table:table-cell>
          <table:table-cell table:style-name="ce101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8" office:value-type="string">
            <text:p>Check create new subscription contain special character (!@#$%^&amp;*()&lt;&gt;?|”) on title field</text:p>
          </table:table-cell>
          <table:table-cell table:style-name="ce103" office:value-type="string">
            <text:p>Step 3: Create new subscription contain special character(!@#$%^&amp;*()&lt;&gt;?|”) on title field</text:p>
          </table:table-cell>
          <table:table-cell table:style-name="ce101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reate new subscription has the same name with existing subscription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4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reate new subscription has the same name with existing subscriptions</text:p>
          </table:table-cell>
          <table:table-cell table:style-name="ce101" office:value-type="string">
            <text:p>Step 3: Create new subscription with correct title</text:p>
          </table:table-cell>
          <table:table-cell table:style-name="ce10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5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reate new subscription with blank redactor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3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reate new subscription with blank redactor</text:p>
          </table:table-cell>
          <table:table-cell table:style-name="ce101" office:value-type="string">
            <text:p>Step 3: Create new subscription with blank redactor</text:p>
          </table:table-cell>
          <table:table-cell table:style-name="ce101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54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reate new subscription with multiple redactors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2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reate new subscription with multiple redactors</text:p>
          </table:table-cell>
          <table:table-cell table:style-name="ce101" office:value-type="string">
            <text:p>Step 3: Create new subscription with multiple redactor</text:p>
          </table:table-cell>
          <table:table-cell table:style-name="ce101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</text:span><text:span text:style-name="T11">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53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redactor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redactor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42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redactor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5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redactor in a subscription</text:p>
          </table:table-cell>
          <table:table-cell table:style-name="ce97" office:value-type="string">
            <text:p>Step 5: Delete a redactor</text:p>
          </table:table-cell>
          <table:table-cell table:style-name="ce97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56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all redactors in a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all redactors in a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all redactors in a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5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all redactors in a subscription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58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59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59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60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remove redactors in subscription without checking users in Remove Redactor form</text:p>
          </table:table-cell>
          <table:table-cell table:style-name="ce97" office:value-type="string">
            <text:p>Step 5: Delete all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cancel removing redactor in subscription</text:p>
          </table:table-cell>
          <table:table-cell table:style-name="ce97" office:value-type="string">
            <text:p>Step 2: Display create new subscription form</text:p>
          </table:table-cell>
          <table:table-cell table:style-name="ce97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cancel removing redactor in subscription</text:p>
          </table:table-cell>
          <table:table-cell table:style-name="ce97" office:value-type="string">
            <text:p>Step 3: Create new subscription </text:p>
          </table:table-cell>
          <table:table-cell table:style-name="ce9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cancel removing redactor in subscription</text:p>
          </table:table-cell>
          <table:table-cell table:style-name="ce97" office:value-type="string">
            <text:p>Step 4: Show edit form of a subscription</text:p>
          </table:table-cell>
          <table:table-cell table:style-name="ce97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4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when cancel removing redactor in subscription</text:p>
          </table:table-cell>
          <table:table-cell table:style-name="ce97" office:value-type="string">
            <text:p>Step 5: Cancel removing redactors</text:p>
          </table:table-cell>
          <table:table-cell table:style-name="ce97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NEWS_03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2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2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79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3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10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48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NEWS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53];6;FIND(&quot;:&quot;;[.F153];1)-FIND(&quot; &quot;;[.F153];1)-1))&gt;VALUE(MID([.F152];6;FIND(&quot;:&quot;;[.F152];1)-FIND(&quot; &quot;;[.F152];1)-1));&quot;&quot;;MAX([.A$7:.A152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</text:span><text:span text:style-name="T11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56];6;FIND(&quot;:&quot;;[.F156];1)-FIND(&quot; &quot;;[.F156];1)-1))&gt;VALUE(MID([.F155];6;FIND(&quot;:&quot;;[.F155];1)-FIND(&quot; &quot;;[.F155];1)-1));&quot;&quot;;MAX([.A$7:.A155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8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50">
          <table:table-cell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1" office:value-type="string">
            <text:p>Step 1: Open form to Subscribe a newsletter</text:p>
          </table:table-cell>
          <table:table-cell table:style-name="ce101" office:value-type="string">
            <text:p>- Log in Acme</text:p>
            <text:p>- Select <text:span text:style-name="T11">Newsletters </text:span><text:span text:style-name="T5">page in </text:span><text:span text:style-name="T5">navigation bar</text:span></text:p>
          </table:table-cell>
          <table:table-cell table:style-name="ce10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annot receive a letter if user has not confirmed yet</text:p>
          </table:table-cell>
          <table:table-cell table:style-name="ce97" office:value-type="string">
            <text:p>Step 2: Subscribe newsletter </text:p>
          </table:table-cell>
          <table:table-cell table:style-name="ce9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annot receive a letter if user has not confirmed yet</text:p>
          </table:table-cell>
          <table:table-cell table:style-name="ce97" office:value-type="string">
            <text:p>Step 3: Not confirm the letter</text:p>
          </table:table-cell>
          <table:table-cell table:style-name="ce9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</text:span><text:span text:style-name="T11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</text:span><text:span text:style-name="T11">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55">
            <text:p>055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table:formula="of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table:formula="of:=IF(VALUE(MID([.F176];6;FIND(&quot;:&quot;;[.F176];1)-FIND(&quot; &quot;;[.F176];1)-1))&gt;VALUE(MID([.F175];6;FIND(&quot;:&quot;;[.F175];1)-FIND(&quot; &quot;;[.F175];1)-1));[.C175];[.C175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</text:span><text:span text:style-name="T11">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4">
          <table:table-cell table:formula="of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8">
          <table:table-cell table:formula="of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ave] button after editing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2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2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88];6;FIND(&quot;:&quot;;[.F188];1)-FIND(&quot; &quot;;[.F188];1)-1))&gt;VALUE(MID([.F187];6;FIND(&quot;:&quot;;[.F187];1)-FIND(&quot; &quot;;[.F187];1)-1));&quot;&quot;;MAX([.A$7:.A187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less than or equal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2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4">
          <table:table-cell table:formula="of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2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91];6;FIND(&quot;:&quot;;[.F191];1)-FIND(&quot; &quot;;[.F191];1)-1))&gt;VALUE(MID([.F190];6;FIND(&quot;:&quot;;[.F190];1)-FIND(&quot; &quot;;[.F190];1)-1));&quot;&quot;;MAX([.A$7:.A190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Click [Send] button after editing time greater than the current time in an awaiting 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2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4">
          <table:table-cell table:formula="of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2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</text:span><text:span text:style-name="T11">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94];6;FIND(&quot;:&quot;;[.F194];1)-FIND(&quot; &quot;;[.F194];1)-1))&gt;VALUE(MID([.F193];6;FIND(&quot;:&quot;;[.F193];1)-FIND(&quot; &quot;;[.F193];1)-1));&quot;&quot;;MAX([.A$7:.A193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0" office:value-type="string">
            <text:p>Edit an existing letter which has Sent status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2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table:formula="of:=IF(VALUE(MID([.F198];6;FIND(&quot;:&quot;;[.F198];1)-FIND(&quot; &quot;;[.F198];1)-1))&gt;VALUE(MID([.F197];6;FIND(&quot;:&quot;;[.F197];1)-FIND(&quot; &quot;;[.F197];1)-1));[.C197];[.C197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7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table:formula="of:=IF(VALUE(MID([.F204];6;FIND(&quot;:&quot;;[.F204];1)-FIND(&quot; &quot;;[.F204];1)-1))&gt;VALUE(MID([.F203];6;FIND(&quot;:&quot;;[.F203];1)-FIND(&quot; &quot;;[.F203];1)-1));[.C203];[.C203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79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table:style-name="ce3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5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office:value-type="string">
            <text:p>FNC_ECMS_WCM_NEWS_05</text:p>
          </table:table-cell>
          <table:table-cell table:formula="of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09];6;FIND(&quot;:&quot;;[.F209];1)-FIND(&quot; &quot;;[.F209];1)-1))&gt;VALUE(MID([.F208];6;FIND(&quot;:&quot;;[.F208];1)-FIND(&quot; &quot;;[.F208];1)-1));&quot;&quot;;MAX([.A$7:.A208])+1)" office:value-type="float" office:value="71">
            <text:p>071</text:p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1013"/>
        </table:table-row>
        <table:table-row table:style-name="ro20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3" office:value-type="string">
            <text:p>Step 1: Display manage category form</text:p>
          </table:table-cell>
          <table:table-cell table:style-name="ce10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0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21">
          <table:table-cell table:formula="of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3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23];6;FIND(&quot;:&quot;;[.F223];1)-FIND(&quot; &quot;;[.F223];1)-1))&gt;VALUE(MID([.F222];6;FIND(&quot;:&quot;;[.F222];1)-FIND(&quot; &quot;;[.F222];1)-1));&quot;&quot;;MAX([.A$7:.A222])+1)" office:value-type="float" office:value="75">
            <text:p>075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6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62">
          <table:table-cell table:formula="of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FNC_ECMS_WCM_NEWS_05</text:p>
          </table:table-cell>
          <table:table-cell table:formula="of:=IF(VALUE(MID([.F225];6;FIND(&quot;:&quot;;[.F225];1)-FIND(&quot; &quot;;[.F225];1)-1))&gt;VALUE(MID([.F224];6;FIND(&quot;:&quot;;[.F224];1)-FIND(&quot; &quot;;[.F224];1)-1));[.C224];[.C224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63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63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45">
          <table:table-cell table:formula="of:=IF(VALUE(MID([.F228];6;FIND(&quot;:&quot;;[.F228];1)-FIND(&quot; &quot;;[.F228];1)-1))&gt;VALUE(MID([.F227];6;FIND(&quot;:&quot;;[.F227];1)-FIND(&quot; &quot;;[.F227];1)-1));&quot;&quot;;MAX([.A$7:.A227])+1)" office:value-type="float" office:value="76">
            <text:p>076</text:p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64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61">
          <table:table-cell table:formula="of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65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1013"/>
        </table:table-row>
        <table:table-row table:style-name="ro19">
          <table:table-cell table:formula="of:=IF(VALUE(MID([.F233];6;FIND(&quot;:&quot;;[.F233];1)-FIND(&quot; &quot;;[.F233];1)-1))&gt;VALUE(MID([.F232];6;FIND(&quot;:&quot;;[.F232];1)-FIND(&quot; &quot;;[.F232];1)-1));&quot;&quot;;MAX([.A$7:.A232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79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 table:number-rows-repeated="118">
          <table:table-cell table:style-name="ce208"/>
          <table:table-cell table:style-name="ce174"/>
          <table:table-cell table:style-name="ce208"/>
          <table:table-cell table:style-name="ce174"/>
          <table:table-cell table:number-columns-repeated="1020"/>
        </table:table-row>
        <table:table-row table:style-name="ro21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1015"/>
        </table:table-row>
        <table:table-row table:style-name="ro21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1015"/>
        </table:table-row>
      </table:table>
      <table:table table:name="Form_Generator" table:style-name="ta3" table:print="false">
        <office:forms form:automatic-focus="false" form:apply-design-mode="false"/>
        <table:table-column table:style-name="co53" table:default-cell-style-name="ce208"/>
        <table:table-column table:style-name="co10" table:default-cell-style-name="ce174"/>
        <table:table-column table:style-name="co54" table:default-cell-style-name="ce208"/>
        <table:table-column table:style-name="co55" table:default-cell-style-name="ce174"/>
        <table:table-column table:style-name="co56" table:default-cell-style-name="ce174"/>
        <table:table-column table:style-name="co57" table:default-cell-style-name="ce174"/>
        <table:table-column table:style-name="co58" table:default-cell-style-name="ce174"/>
        <table:table-column table:style-name="co59" table:default-cell-style-name="ce174"/>
        <table:table-column table:style-name="co38" table:default-cell-style-name="ce174"/>
        <table:table-column table:style-name="co7" table:number-columns-repeated="247" table:default-cell-style-name="ce89"/>
        <table:table-column table:style-name="co7" table:number-columns-repeated="768" table:default-cell-style-name="Default"/>
        <table:table-row table:style-name="ro16">
          <table:table-cell table:style-name="ce84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19];[.$K1])" office:value-type="float" office:value="0">
            <text:p>0</text:p>
          </table:table-cell>
          <table:table-cell table:style-name="ce113" table:formula="of:=COUNTIF([.M$7:.M$1019];[.$K1])" office:value-type="float" office:value="0">
            <text:p>0</text:p>
          </table:table-cell>
          <table:table-cell table:style-name="ce113" table:formula="of:=COUNTIF([.N$7:.N$1019];[.$K1])" office:value-type="float" office:value="0">
            <text:p>0</text:p>
          </table:table-cell>
          <table:table-cell table:style-name="ce113" table:formula="of:=COUNTIF([.O$7:.O$1019];[.$K1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  <table:table-cell table:number-columns-repeated="768"/>
        </table:table-row>
        <table:table-row table:style-name="ro16">
          <table:table-cell table:style-name="ce84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19];[.$K2])" office:value-type="float" office:value="0">
            <text:p>0</text:p>
          </table:table-cell>
          <table:table-cell table:style-name="ce113" table:formula="of:=COUNTIF([.M$7:.M$1019];[.$K2])" office:value-type="float" office:value="0">
            <text:p>0</text:p>
          </table:table-cell>
          <table:table-cell table:style-name="ce113" table:formula="of:=COUNTIF([.N$7:.N$1019];[.$K2])" office:value-type="float" office:value="0">
            <text:p>0</text:p>
          </table:table-cell>
          <table:table-cell table:style-name="ce113" table:formula="of:=COUNTIF([.O$7:.O$1019];[.$K2])" office:value-type="float" office:value="0">
            <text:p>0</text:p>
          </table:table-cell>
          <table:table-cell table:style-name="ce94"/>
          <table:table-cell table:style-name="Default" table:number-columns-repeated="30"/>
          <table:table-cell table:style-name="ce112" table:number-columns-repeated="208"/>
          <table:table-cell table:style-name="Default" table:number-columns-repeated="2"/>
          <table:table-cell table:number-columns-repeated="768"/>
        </table:table-row>
        <table:table-row table:style-name="ro25">
          <table:table-cell table:style-name="ce84"/>
          <table:table-cell table:style-name="ce172" office:value-type="string">
            <text:p>FNCtions list</text:p>
          </table:table-cell>
          <table:table-cell table:style-name="ce101" office:value-type="string" table:number-columns-spanned="3" table:number-rows-spanned="1">
            <text:p>Create new node type and dialog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19];[.$K3])" office:value-type="float" office:value="0">
            <text:p>0</text:p>
          </table:table-cell>
          <table:table-cell table:style-name="ce113" table:formula="of:=COUNTIF([.M$7:.M$1019];[.$K3])" office:value-type="float" office:value="0">
            <text:p>0</text:p>
          </table:table-cell>
          <table:table-cell table:style-name="ce113" table:formula="of:=COUNTIF([.N$7:.N$1019];[.$K3])" office:value-type="float" office:value="0">
            <text:p>0</text:p>
          </table:table-cell>
          <table:table-cell table:style-name="ce113" table:formula="of:=COUNTIF([.O$7:.O$1019];[.$K3])" office:value-type="float" office:value="0">
            <text:p>0</text:p>
          </table:table-cell>
          <table:table-cell table:style-name="ce106"/>
          <table:table-cell table:style-name="ce189"/>
          <table:table-cell table:style-name="ce190" table:number-columns-repeated="5"/>
          <table:table-cell table:style-name="Default" table:number-columns-repeated="2"/>
          <table:table-cell table:style-name="ce189"/>
          <table:table-cell table:style-name="ce190" table:number-columns-repeated="6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  <table:table-cell table:number-columns-repeated="768"/>
        </table:table-row>
        <table:table-row table:style-name="ro16">
          <table:table-cell table:style-name="ce84"/>
          <table:table-cell table:style-name="ce172" office:value-type="string">
            <text:p>Total Main Cases</text:p>
          </table:table-cell>
          <table:table-cell table:style-name="ce92" table:formula="of:=MAX([.A7:.A6475])" office:value-type="float" office:value="24" table:number-columns-spanned="3" table:number-rows-spanned="1">
            <text:p>2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19];[.$K4])" office:value-type="float" office:value="0">
            <text:p>0</text:p>
          </table:table-cell>
          <table:table-cell table:style-name="ce113" table:formula="of:=COUNTIF([.M$7:.M$1019];[.$K4])" office:value-type="float" office:value="0">
            <text:p>0</text:p>
          </table:table-cell>
          <table:table-cell table:style-name="ce113" table:formula="of:=COUNTIF([.N$7:.N$1019];[.$K4])" office:value-type="float" office:value="0">
            <text:p>0</text:p>
          </table:table-cell>
          <table:table-cell table:style-name="ce113" table:formula="of:=COUNTIF([.O$7:.O$1019];[.$K4])" office:value-type="float" office:value="0">
            <text:p>0</text:p>
          </table:table-cell>
          <table:table-cell table:style-name="ce106"/>
          <table:table-cell table:style-name="ce189" table:number-columns-repeated="6"/>
          <table:table-cell table:style-name="Default" table:number-columns-repeated="2"/>
          <table:table-cell table:style-name="ce189" table:number-columns-repeated="7"/>
          <table:table-cell table:style-name="Default" table:number-columns-repeated="15"/>
          <table:table-cell table:style-name="ce112" table:number-columns-repeated="208"/>
          <table:table-cell table:style-name="Default" table:number-columns-repeated="2"/>
          <table:table-cell table:number-columns-repeated="768"/>
        </table:table-row>
        <table:table-row table:style-name="ro16">
          <table:table-cell table:style-name="ce84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table:style-name="Default" office:value-type="string">
            <text:p>N/A</text:p>
          </table:table-cell>
          <table:table-cell table:style-name="ce113" table:formula="of:=COUNTIF([.L$7:.L$1019];[.$K5])" office:value-type="float" office:value="0">
            <text:p>0</text:p>
          </table:table-cell>
          <table:table-cell table:style-name="ce113" table:formula="of:=COUNTIF([.M$7:.M$1019];[.$K5])" office:value-type="float" office:value="0">
            <text:p>0</text:p>
          </table:table-cell>
          <table:table-cell table:style-name="ce113" table:formula="of:=COUNTIF([.N$7:.N$1019];[.$K5])" office:value-type="float" office:value="0">
            <text:p>0</text:p>
          </table:table-cell>
          <table:table-cell table:style-name="ce113" table:formula="of:=COUNTIF([.O$7:.O$1019];[.$K5])" office:value-type="float" office:value="0">
            <text:p>0</text:p>
          </table:table-cell>
          <table:table-cell table:style-name="Default" table:number-columns-repeated="241"/>
          <table:table-cell table:number-columns-repeated="768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3">
          <table:table-cell table:style-name="ce207" office:value-type="float" office:value="1">
            <text:p>001</text:p>
          </table:table-cell>
          <table:table-cell table:style-name="ce35" office:value-type="string">
            <text:p>FNC_ECMS_WCM_FORM_01</text:p>
          </table:table-cell>
          <table:table-cell table:style-name="ce209" office:value-type="float" office:value="1">
            <text:p>001</text:p>
          </table:table-cell>
          <table:table-cell table:style-name="ce210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4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Form Generator</text:p>
          </table:table-cell>
          <table:table-cell table:style-name="ce214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style-name="ce8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style-name="ce83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83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2">
          <table:table-cell table:style-name="ce83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9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</text:span><text:span text:style-name="T9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2">
          <table:table-cell table:style-name="ce83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3">
          <table:table-cell table:style-name="ce8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9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2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66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7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2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67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</text:span><text:span text:style-name="T11">Administration</text:span></text:p>
            <text:p>- Select <text:span text:style-name="T11">Type of Content-&gt; </text:span><text:span text:style-name="T11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83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FORM_01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1" office:value-type="string">
            <text:p>WCM\Form Generator</text:p>
          </table:table-cell>
          <table:table-cell table:style-name="ce179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FNC_ECMS_WCM_FORM_02</text:p>
          </table:table-cell>
          <table:table-cell table:style-name="ce93" office:value-type="float" office:value="1">
            <text:p>001</text:p>
          </table:table-cell>
          <table:table-cell table:style-name="ce210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FORM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</text:span><text:span text:style-name="T9">button</text:span> field</text:p>
            <text:p>- Put value in <text:span text:style-name="T9">Custom save </text:span><text:span text:style-name="T9">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8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83" table:formula="of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</text:span><text:span text:style-name="T9">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style-name="ce8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</text:span><text:span text:style-name="T9">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</text:span><text:span text:style-name="T9">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style-name="ce8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7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style-name="ce8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style-name="ce83" table:formula="of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8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1" office:value-type="string">
            <text:p>WCM\FCC portlet</text:p>
          </table:table-cell>
          <table:table-cell table:style-name="ce179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style-name="ce8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15" office:value-type="string">
            <text:p>- Put value in all required field</text:p>
            <text:p>- Click <text:span text:style-name="T9">Save</text:span> button</text:p>
          </table:table-cell>
          <table:table-cell table:style-name="ce216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NC_ECMS_WCM_FORM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1" office:value-type="string">
            <text:p>WCM\FCC portlet</text:p>
          </table:table-cell>
          <table:table-cell table:style-name="ce214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15" office:value-type="string">
            <text:p>- Go to <text:span text:style-name="T9">Site Explorer</text:span></text:p>
            <text:p><text:span text:style-name="T8">- Select path that you store </text:span><text:span text:style-name="T8">document</text:span></text:p>
          </table:table-cell>
          <table:table-cell table:style-name="ce216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9">
          <table:table-cell table:style-name="ce83"/>
          <table:table-cell table:style-name="ce62"/>
          <table:table-cell table:style-name="ce93"/>
          <table:table-cell table:style-name="ce101"/>
          <table:table-cell table:style-name="ce179"/>
          <table:table-cell/>
          <table:table-cell table:style-name="ce215" table:number-columns-repeated="2"/>
          <table:table-cell table:number-columns-repeated="1016"/>
        </table:table-row>
        <table:table-row table:style-name="ro68" table:number-rows-repeated="136">
          <table:table-cell table:number-columns-repeated="1024"/>
        </table:table-row>
        <table:table-row table:style-name="ro68" table:number-rows-repeated="10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1015"/>
        </table:table-row>
        <table:table-row table:style-name="ro68">
          <table:table-cell table:style-name="ce84"/>
          <table:table-cell table:style-name="ce89"/>
          <table:table-cell table:style-name="ce84"/>
          <table:table-cell table:style-name="ce89" table:number-columns-repeated="6"/>
          <table:table-cell table:number-columns-repeated="1015"/>
        </table:table-row>
      </table:table>
      <table:table table:name="Categories" table:style-name="ta3" table:print="false">
        <office:forms form:automatic-focus="false" form:apply-design-mode="false"/>
        <table:table-column table:style-name="co30" table:default-cell-style-name="ce174"/>
        <table:table-column table:style-name="co60" table:default-cell-style-name="ce174"/>
        <table:table-column table:style-name="co37" table:default-cell-style-name="ce208"/>
        <table:table-column table:style-name="co61" table:default-cell-style-name="ce174"/>
        <table:table-column table:style-name="co62" table:default-cell-style-name="ce174"/>
        <table:table-column table:style-name="co63" table:default-cell-style-name="ce174"/>
        <table:table-column table:style-name="co64" table:default-cell-style-name="ce174"/>
        <table:table-column table:style-name="co42" table:default-cell-style-name="ce174"/>
        <table:table-column table:style-name="co7" table:default-cell-style-name="ce174"/>
        <table:table-column table:style-name="co7" table:number-columns-repeated="1015" table:default-cell-style-name="Default"/>
        <table:table-row table:style-name="ro16">
          <table:table-cell table:style-name="ce110"/>
          <table:table-cell table:style-name="ce85" office:value-type="string">
            <text:p>TEST CASES</text:p>
          </table:table-cell>
          <table:table-cell table:style-name="ce90"/>
          <table:table-cell table:style-name="ce85" table:number-columns-repeated="2"/>
          <table:table-cell table:style-name="ce89"/>
          <table:table-cell table:style-name="ce94" table:number-columns-repeated="4"/>
          <table:table-cell table:style-name="ce113" office:value-type="string">
            <text:p>Passed</text:p>
          </table:table-cell>
          <table:table-cell table:style-name="ce113" table:formula="of:=COUNTIF([.L$7:.L$1034];[.$K1])" office:value-type="float" office:value="0">
            <text:p>0</text:p>
          </table:table-cell>
          <table:table-cell table:style-name="ce113" table:formula="of:=COUNTIF([.M$7:.M$1034];[.$K1])" office:value-type="float" office:value="0">
            <text:p>0</text:p>
          </table:table-cell>
          <table:table-cell table:style-name="ce113" table:formula="of:=COUNTIF([.N$7:.N$1034];[.$K1])" office:value-type="float" office:value="0">
            <text:p>0</text:p>
          </table:table-cell>
          <table:table-cell table:style-name="ce113" table:formula="of:=COUNTIF([.O$7:.O$1034];[.$K1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770"/>
        </table:table-row>
        <table:table-row table:style-name="ro16">
          <table:table-cell table:style-name="ce110"/>
          <table:table-cell table:style-name="ce94"/>
          <table:table-cell table:style-name="ce91"/>
          <table:table-cell table:style-name="ce94" table:number-columns-repeated="2"/>
          <table:table-cell table:style-name="ce89"/>
          <table:table-cell table:style-name="ce94" table:number-columns-repeated="3"/>
          <table:table-cell table:style-name="ce113"/>
          <table:table-cell table:style-name="ce113" office:value-type="string">
            <text:p>Failed</text:p>
          </table:table-cell>
          <table:table-cell table:style-name="ce113" table:formula="of:=COUNTIF([.L$7:.L$1034];[.$K2])" office:value-type="float" office:value="0">
            <text:p>0</text:p>
          </table:table-cell>
          <table:table-cell table:style-name="ce113" table:formula="of:=COUNTIF([.M$7:.M$1034];[.$K2])" office:value-type="float" office:value="0">
            <text:p>0</text:p>
          </table:table-cell>
          <table:table-cell table:style-name="ce113" table:formula="of:=COUNTIF([.N$7:.N$1034];[.$K2])" office:value-type="float" office:value="0">
            <text:p>0</text:p>
          </table:table-cell>
          <table:table-cell table:style-name="ce113" table:formula="of:=COUNTIF([.O$7:.O$1034];[.$K2])" office:value-type="float" office:value="0">
            <text:p>0</text:p>
          </table:table-cell>
          <table:table-cell table:style-name="ce94"/>
          <table:table-cell table:number-columns-repeated="30"/>
          <table:table-cell table:style-name="ce112" table:number-columns-repeated="208"/>
          <table:table-cell table:number-columns-repeated="770"/>
        </table:table-row>
        <table:table-row table:style-name="ro25">
          <table:table-cell table:style-name="ce110"/>
          <table:table-cell table:style-name="ce172" office:value-type="string">
            <text:p>FNCtions list</text:p>
          </table:table-cell>
          <table:table-cell table:style-name="ce101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10"/>
          <table:covered-table-cell table:style-name="ce110"/>
          <table:table-cell table:style-name="ce89"/>
          <table:table-cell table:style-name="ce36"/>
          <table:table-cell table:style-name="ce106"/>
          <table:table-cell table:style-name="ce108"/>
          <table:table-cell table:style-name="ce113"/>
          <table:table-cell table:style-name="ce113" office:value-type="string">
            <text:p>Blocked</text:p>
          </table:table-cell>
          <table:table-cell table:style-name="ce113" table:formula="of:=COUNTIF([.L$7:.L$1034];[.$K3])" office:value-type="float" office:value="0">
            <text:p>0</text:p>
          </table:table-cell>
          <table:table-cell table:style-name="ce113" table:formula="of:=COUNTIF([.M$7:.M$1034];[.$K3])" office:value-type="float" office:value="0">
            <text:p>0</text:p>
          </table:table-cell>
          <table:table-cell table:style-name="ce113" table:formula="of:=COUNTIF([.N$7:.N$1034];[.$K3])" office:value-type="float" office:value="0">
            <text:p>0</text:p>
          </table:table-cell>
          <table:table-cell table:style-name="ce113" table:formula="of:=COUNTIF([.O$7:.O$1034];[.$K3])" office:value-type="float" office:value="0">
            <text:p>0</text:p>
          </table:table-cell>
          <table:table-cell table:style-name="ce106"/>
          <table:table-cell table:style-name="ce189"/>
          <table:table-cell table:style-name="ce190" table:number-columns-repeated="5"/>
          <table:table-cell table:number-columns-repeated="2"/>
          <table:table-cell table:style-name="ce189"/>
          <table:table-cell table:style-name="ce190" table:number-columns-repeated="6"/>
          <table:table-cell table:number-columns-repeated="15"/>
          <table:table-cell table:style-name="ce112" table:number-columns-repeated="208"/>
          <table:table-cell table:number-columns-repeated="770"/>
        </table:table-row>
        <table:table-row table:style-name="ro16">
          <table:table-cell table:style-name="ce110"/>
          <table:table-cell table:style-name="ce172" office:value-type="string">
            <text:p>Total Main Cases</text:p>
          </table:table-cell>
          <table:table-cell table:style-name="ce92" table:formula="of:=MAX([.A7:.A6489])" office:value-type="float" office:value="34" table:number-columns-spanned="3" table:number-rows-spanned="1">
            <text:p>34</text:p>
          </table:table-cell>
          <table:covered-table-cell table:style-name="ce92"/>
          <table:covered-table-cell table:style-name="ce92"/>
          <table:table-cell table:style-name="ce89"/>
          <table:table-cell table:style-name="ce36"/>
          <table:table-cell table:style-name="ce106"/>
          <table:table-cell table:style-name="ce109"/>
          <table:table-cell table:style-name="ce113"/>
          <table:table-cell table:style-name="ce114" office:value-type="string">
            <text:p>Untested</text:p>
          </table:table-cell>
          <table:table-cell table:style-name="ce113" table:formula="of:=COUNTIF([.L$7:.L$1034];[.$K4])" office:value-type="float" office:value="0">
            <text:p>0</text:p>
          </table:table-cell>
          <table:table-cell table:style-name="ce113" table:formula="of:=COUNTIF([.M$7:.M$1034];[.$K4])" office:value-type="float" office:value="0">
            <text:p>0</text:p>
          </table:table-cell>
          <table:table-cell table:style-name="ce113" table:formula="of:=COUNTIF([.N$7:.N$1034];[.$K4])" office:value-type="float" office:value="0">
            <text:p>0</text:p>
          </table:table-cell>
          <table:table-cell table:style-name="ce113" table:formula="of:=COUNTIF([.O$7:.O$1034];[.$K4])" office:value-type="float" office:value="0">
            <text:p>0</text:p>
          </table:table-cell>
          <table:table-cell table:style-name="ce106"/>
          <table:table-cell table:style-name="ce189" table:number-columns-repeated="6"/>
          <table:table-cell table:number-columns-repeated="2"/>
          <table:table-cell table:style-name="ce189" table:number-columns-repeated="7"/>
          <table:table-cell table:number-columns-repeated="15"/>
          <table:table-cell table:style-name="ce112" table:number-columns-repeated="208"/>
          <table:table-cell table:number-columns-repeated="770"/>
        </table:table-row>
        <table:table-row table:style-name="ro16">
          <table:table-cell table:style-name="ce110"/>
          <table:table-cell table:style-name="ce35"/>
          <table:table-cell table:style-name="ce84"/>
          <table:table-cell table:style-name="ce89" table:number-columns-repeated="6"/>
          <table:table-cell table:style-name="ce114"/>
          <table:table-cell office:value-type="string">
            <text:p>N/A</text:p>
          </table:table-cell>
          <table:table-cell table:style-name="ce113" table:formula="of:=COUNTIF([.L$7:.L$1034];[.$K5])" office:value-type="float" office:value="0">
            <text:p>0</text:p>
          </table:table-cell>
          <table:table-cell table:style-name="ce113" table:formula="of:=COUNTIF([.M$7:.M$1034];[.$K5])" office:value-type="float" office:value="0">
            <text:p>0</text:p>
          </table:table-cell>
          <table:table-cell table:style-name="ce113" table:formula="of:=COUNTIF([.N$7:.N$1034];[.$K5])" office:value-type="float" office:value="0">
            <text:p>0</text:p>
          </table:table-cell>
          <table:table-cell table:style-name="ce113" table:formula="of:=COUNTIF([.O$7:.O$1034];[.$K5])" office:value-type="float" office:value="0">
            <text:p>0</text:p>
          </table:table-cell>
          <table:table-cell table:number-columns-repeated="1009"/>
        </table:table-row>
        <table:table-row table:style-name="ro9">
          <table:table-cell table:style-name="ce82" office:value-type="string">
            <text:p>Case No</text:p>
          </table:table-cell>
          <table:table-cell table:style-name="ce82" office:value-type="string">
            <text:p>Related Function</text:p>
          </table:table-cell>
          <table:table-cell table:style-name="ce82" office:value-type="string">
            <text:p>Case ID</text:p>
          </table:table-cell>
          <table:table-cell table:style-name="ce82" office:value-type="string">
            <text:p>Path</text:p>
          </table:table-cell>
          <table:table-cell table:style-name="ce82" office:value-type="string">
            <text:p>Case Description</text:p>
          </table:table-cell>
          <table:table-cell table:style-name="ce82" office:value-type="string">
            <text:p>Step Description</text:p>
          </table:table-cell>
          <table:table-cell table:style-name="ce82" office:value-type="string">
            <text:p>Steps to produce</text:p>
          </table:table-cell>
          <table:table-cell table:style-name="ce82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82" office:value-type="string">
            <text:p>Affect</text:p>
          </table:table-cell>
          <table:table-cell table:style-name="ce84" table:number-columns-repeated="1014"/>
        </table:table-row>
        <table:table-row table:style-name="ro17">
          <table:table-cell table:style-name="ce207" office:value-type="float" office:value="1">
            <text:p>001</text:p>
          </table:table-cell>
          <table:table-cell table:style-name="ce35" office:value-type="string">
            <text:p>FNC_ECMS_WCM_CAT_01</text:p>
          </table:table-cell>
          <table:table-cell table:style-name="ce209" office:value-type="float" office:value="1">
            <text:p>001</text:p>
          </table:table-cell>
          <table:table-cell table:style-name="ce210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</text:span><text:span text:style-name="T11">Administration</text:span></text:p>
            <text:p><text:span text:style-name="T11">- </text:span><text:span text:style-name="T5">Go to </text:span><text:span text:style-name="T11">Ontologies-&gt; Manage </text:span><text:span text:style-name="T11">Taxonomy Tree</text:span></text:p>
            <text:p><text:span text:style-name="T5">- Click Edit icon on Acme </text:span><text:span text:style-name="T5">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4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1" office:value-type="string">
            <text:p>WCM\Categories\Category Navigation</text:p>
          </table:table-cell>
          <table:table-cell table:style-name="ce214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21">
          <table:table-cell table:style-name="ce8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21">
          <table:table-cell table:style-name="ce8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1" office:value-type="string">
            <text:p>WCM\Categories\Category Navigation</text:p>
          </table:table-cell>
          <table:table-cell table:style-name="ce214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22">
          <table:table-cell table:style-name="ce8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1" office:value-type="string">
            <text:p>WCM\Categories\Category Navigation</text:p>
          </table:table-cell>
          <table:table-cell table:style-name="ce179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22">
          <table:table-cell table:style-name="ce83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7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21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1" office:value-type="string">
            <text:p>WCM\Categories\Category Navigation</text:p>
          </table:table-cell>
          <table:table-cell table:style-name="ce214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22">
          <table:table-cell table:style-name="ce83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CAT_01</text:p>
          </table:table-cell>
          <table:table-cell table:style-name="ce9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CAT_01</text:p>
          </table:table-cell>
          <table:table-cell table:style-name="ce93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1" office:value-type="string">
            <text:p>WCM\Categories\Category Navigation</text:p>
          </table:table-cell>
          <table:table-cell table:style-name="ce179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Navigation </text:span><text:span text:style-name="T5">in </text:span><text:span text:style-name="T5">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FNC_ECMS_WCM_CAT_02</text:p>
          </table:table-cell>
          <table:table-cell table:style-name="ce93" office:value-type="float" office:value="1">
            <text:p>001</text:p>
          </table:table-cell>
          <table:table-cell table:style-name="ce210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21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22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69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22">
          <table:table-cell table:style-name="ce8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22">
          <table:table-cell table:style-name="ce8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21">
          <table:table-cell table:style-name="ce8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2">
          <table:table-cell table:style-name="ce8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2">
          <table:table-cell table:style-name="ce8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2">
          <table:table-cell table:style-name="ce8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2">
          <table:table-cell table:style-name="ce8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21">
          <table:table-cell table:style-name="ce8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2">
          <table:table-cell table:style-name="ce8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7">
          <table:table-cell table:style-name="ce83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7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2">
          <table:table-cell table:style-name="ce83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2">
          <table:table-cell table:style-name="ce8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CAT_02</text:p>
          </table:table-cell>
          <table:table-cell table:style-name="ce93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214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FNC_ECMS_WCM_CAT_02</text:p>
          </table:table-cell>
          <table:table-cell table:style-name="ce93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9">
          <table:table-cell table:style-name="ce8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CAT_02</text:p>
          </table:table-cell>
          <table:table-cell table:style-name="ce93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1" office:value-type="string">
            <text:p>WCM\Categories\PCLV</text:p>
          </table:table-cell>
          <table:table-cell table:style-name="ce179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1013"/>
        </table:table-row>
        <table:table-row table:style-name="ro13">
          <table:table-cell table:style-name="ce83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FNC_ECMS_WCM_CAT_03</text:p>
          </table:table-cell>
          <table:table-cell table:style-name="ce93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83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1" office:value-type="string">
            <text:p>WCM\Categories\Tags</text:p>
          </table:table-cell>
          <table:table-cell table:style-name="ce214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83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8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1" office:value-type="string">
            <text:p>WCM\Categories\Tags</text:p>
          </table:table-cell>
          <table:table-cell table:style-name="ce214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83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83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4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style-name="ce8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1" office:value-type="string">
            <text:p>WCM\Categories\Tags</text:p>
          </table:table-cell>
          <table:table-cell table:style-name="ce214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83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FNC_ECMS_WCM_CAT_03</text:p>
          </table:table-cell>
          <table:table-cell table:style-name="ce93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7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8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4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style-name="ce8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NC_ECMS_WCM_CAT_03</text:p>
          </table:table-cell>
          <table:table-cell table:style-name="ce93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1" office:value-type="string">
            <text:p>WCM\Categories\Tags</text:p>
          </table:table-cell>
          <table:table-cell table:style-name="ce214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 table:number-rows-repeated="108">
          <table:table-cell table:number-columns-repeated="1024"/>
        </table:table-row>
        <table:table-row table:style-name="ro21" table:number-rows-repeated="10">
          <table:table-cell table:style-name="ce89" table:number-columns-repeated="2"/>
          <table:table-cell table:style-name="ce84"/>
          <table:table-cell table:style-name="ce89" table:number-columns-repeated="253"/>
          <table:table-cell table:number-columns-repeated="768"/>
        </table:table-row>
        <table:table-row table:style-name="ro21">
          <table:table-cell table:style-name="ce89" table:number-columns-repeated="2"/>
          <table:table-cell table:style-name="ce84"/>
          <table:table-cell table:style-name="ce89" table:number-columns-repeated="253"/>
          <table:table-cell table:number-columns-repeated="768"/>
        </table:table-row>
      </table:table>
      <table:table table:name="Summary_Report" table:style-name="ta7" table:print="false">
        <office:forms form:automatic-focus="false" form:apply-design-mode="false"/>
        <table:table-column table:style-name="co65" table:default-cell-style-name="ce219"/>
        <table:table-column table:style-name="co66" table:default-cell-style-name="ce219"/>
        <table:table-column table:style-name="co67" table:default-cell-style-name="ce219"/>
        <table:table-column table:style-name="co68" table:default-cell-style-name="ce219"/>
        <table:table-column table:style-name="co67" table:default-cell-style-name="ce219"/>
        <table:table-column table:style-name="co69" table:default-cell-style-name="ce219"/>
        <table:table-column table:style-name="co3" table:number-columns-repeated="250" table:default-cell-style-name="ce219"/>
        <table:table-column table:style-name="co7" table:number-columns-repeated="768" table:default-cell-style-name="ce219"/>
        <table:table-row table:style-name="ro70">
          <table:table-cell table:style-name="ce217" office:value-type="string" table:number-columns-spanned="5" table:number-rows-spanned="2">
            <text:p>WCM Functionalities List</text:p>
            <text:p>Based on document version:</text:p>
            <text:p>Product built version:</text:p>
          </table:table-cell>
          <table:covered-table-cell table:style-name="ce217"/>
          <table:covered-table-cell table:style-name="ce217"/>
          <table:covered-table-cell table:style-name="ce217"/>
          <table:covered-table-cell table:style-name="ce217"/>
          <table:table-cell table:style-name="ce217" office:value-type="string" table:number-columns-spanned="1" table:number-rows-spanned="3">
            <text:p>Total cases</text:p>
          </table:table-cell>
          <table:table-cell table:style-name="ce224" table:number-columns-spanned="1" table:number-rows-spanned="3"/>
          <table:table-cell table:style-name="ce224" table:number-columns-spanned="1" table:number-rows-spanned="3"/>
          <table:table-cell table:style-name="ce224" table:number-columns-spanned="1" table:number-rows-spanned="3"/>
          <table:table-cell table:style-name="ce224" table:number-columns-spanned="1" table:number-rows-spanned="3"/>
          <table:table-cell table:style-name="ce227" table:number-columns-repeated="245"/>
          <table:table-cell table:number-columns-repeated="769"/>
        </table:table-row>
        <table:table-row table:style-name="ro71">
          <table:covered-table-cell table:style-name="ce217"/>
          <table:covered-table-cell table:style-name="ce217"/>
          <table:covered-table-cell table:style-name="ce217"/>
          <table:covered-table-cell table:style-name="ce217"/>
          <table:covered-table-cell table:style-name="ce217"/>
          <table:covered-table-cell table:style-name="ce217"/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227" table:number-columns-repeated="245"/>
          <table:table-cell table:number-columns-repeated="769"/>
        </table:table-row>
        <table:table-row table:style-name="ro72">
          <table:table-cell table:style-name="ce217" office:value-type="string">
            <text:p>Id</text:p>
          </table:table-cell>
          <table:table-cell table:style-name="ce217" office:value-type="string">
            <text:p>Portlet</text:p>
          </table:table-cell>
          <table:table-cell table:style-name="ce217" office:value-type="string">
            <text:p>FNCtional Group</text:p>
          </table:table-cell>
          <table:table-cell table:style-name="ce217" office:value-type="string">
            <text:p>FNCtionality</text:p>
          </table:table-cell>
          <table:table-cell table:style-name="ce217" office:value-type="string">
            <text:p>FNCtionality summary</text:p>
          </table:table-cell>
          <table:covered-table-cell table:style-name="ce217"/>
          <table:covered-table-cell table:style-name="ce224"/>
          <table:covered-table-cell table:style-name="ce224"/>
          <table:covered-table-cell table:style-name="ce224"/>
          <table:covered-table-cell table:style-name="ce224"/>
          <table:table-cell table:style-name="ce227" table:number-columns-repeated="245"/>
          <table:table-cell table:number-columns-repeated="769"/>
        </table:table-row>
        <table:table-row table:style-name="ro12">
          <table:table-cell table:style-name="ce35" office:value-type="string">
            <text:p>FNC_ECMS_WCM_SCV_01</text:p>
          </table:table-cell>
          <table:table-cell table:style-name="ce220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Select content to add for single content viewer </text:p>
          </table:table-cell>
          <table:table-cell table:style-name="ce222" table:formula="of:=SUMPRODUCT(([$Single_Content_Viewer.B$7:.B$1037]=[.$A4])*([$Single_Content_Viewer.A$7:.A$1037]&lt;&gt;&quot;&quot;))" office:value-type="float" office:value="17">
            <text:p>17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SCV_02</text:p>
          </table:table-cell>
          <table:table-cell table:style-name="ce220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for SCV page</text:p>
          </table:table-cell>
          <table:table-cell table:style-name="ce222" table:formula="of:=SUMPRODUCT(([$Single_Content_Viewer.B$7:.B$1037]=[.$A5])*([$Single_Content_Viewer.A$7:.A$1037]&lt;&gt;&quot;&quot;))" office:value-type="float" office:value="7">
            <text:p>7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SCV_03</text:p>
          </table:table-cell>
          <table:table-cell table:style-name="ce220" office:value-type="string">
            <text:p>WCM</text:p>
          </table:table-cell>
          <table:table-cell table:style-name="ce96" office:value-type="string">
            <text:p>Viewers\Single conten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action</text:p>
          </table:table-cell>
          <table:table-cell table:style-name="ce222" table:formula="of:=SUMPRODUCT(([$Single_Content_Viewer.B$7:.B$1037]=[.$A6])*([$Single_Content_Viewer.A$7:.A$1037]&lt;&gt;&quot;&quot;))" office:value-type="float" office:value="2">
            <text:p>2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CLV_01</text:p>
          </table:table-cell>
          <table:table-cell table:style-name="ce220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8" office:value-type="string">
            <text:p>Add new\Select_Folder</text:p>
          </table:table-cell>
          <table:table-cell table:style-name="ce78" office:value-type="string">
            <text:p>Create new CLV page using folder</text:p>
          </table:table-cell>
          <table:table-cell table:style-name="ce222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CLV_02</text:p>
          </table:table-cell>
          <table:table-cell table:style-name="ce220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Add new\Select_Content</text:p>
          </table:table-cell>
          <table:table-cell table:style-name="ce78" office:value-type="string">
            <text:p>Create new CLV page using content</text:p>
          </table:table-cell>
          <table:table-cell table:style-name="ce222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CLV_03</text:p>
          </table:table-cell>
          <table:table-cell table:style-name="ce220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Setting</text:p>
          </table:table-cell>
          <table:table-cell table:style-name="ce78" office:value-type="string">
            <text:p>Setting display content by content list viewer </text:p>
          </table:table-cell>
          <table:table-cell table:style-name="ce222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CLV_04</text:p>
          </table:table-cell>
          <table:table-cell table:style-name="ce220" office:value-type="string">
            <text:p>WCM</text:p>
          </table:table-cell>
          <table:table-cell table:style-name="ce96" office:value-type="string">
            <text:p>Viewers\Content list viewer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Edit content after display on content list viewer</text:p>
          </table:table-cell>
          <table:table-cell table:style-name="ce222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8" office:value-type="string">
            <text:p>FNC_ECMS_WCM_BF_01</text:p>
          </table:table-cell>
          <table:table-cell table:style-name="ce220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8" office:value-type="string">
            <text:p>Edit banner</text:p>
          </table:table-cell>
          <table:table-cell table:style-name="ce78" office:value-type="string">
            <text:p>Edit information on banner site_sites.</text:p>
          </table:table-cell>
          <table:table-cell table:style-name="ce222" table:formula="of:=SUMPRODUCT(([$Banner_Footer.B$7:.B$1001]=[.$A11])*([$Banner_Footer.A$7:.A$1001]&lt;&gt;&quot;&quot;))" office:value-type="float" office:value="7">
            <text:p>7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8" office:value-type="string">
            <text:p>FNC_ECMS_WCM_BF_02</text:p>
          </table:table-cell>
          <table:table-cell table:style-name="ce220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8" office:value-type="string">
            <text:p>Edit footer</text:p>
          </table:table-cell>
          <table:table-cell table:style-name="ce78" office:value-type="string">
            <text:p>Edit footer of site</text:p>
          </table:table-cell>
          <table:table-cell table:style-name="ce222" table:formula="of:=SUMPRODUCT(([$Banner_Footer.B$7:.B$1001]=[.$A12])*([$Banner_Footer.A$7:.A$1001]&lt;&gt;&quot;&quot;))" office:value-type="float" office:value="5">
            <text:p>5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8" office:value-type="string">
            <text:p>FNC_ECMS_WCM_BF_03</text:p>
          </table:table-cell>
          <table:table-cell table:style-name="ce220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8" office:value-type="string">
            <text:p>Edit homepage</text:p>
          </table:table-cell>
          <table:table-cell table:style-name="ce78" office:value-type="string">
            <text:p>Edit homepage of site</text:p>
          </table:table-cell>
          <table:table-cell table:style-name="ce222" table:formula="of:=SUMPRODUCT(([$Banner_Footer.B$7:.B$1001]=[.$A13])*([$Banner_Footer.A$7:.A$1001]&lt;&gt;&quot;&quot;))" office:value-type="float" office:value="4">
            <text:p>4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SEARCH_01</text:p>
          </table:table-cell>
          <table:table-cell table:style-name="ce221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8" office:value-type="string">
            <text:p>Page</text:p>
          </table:table-cell>
          <table:table-cell table:style-name="ce78" office:value-type="string">
            <text:p>Simple search by search portlet</text:p>
          </table:table-cell>
          <table:table-cell table:style-name="ce222" table:formula="of:=SUMPRODUCT(([$Search.B$7:.B$1087]=[.$A14])*([$Search.A$7:.A$1087]&lt;&gt;&quot;&quot;))" office:value-type="float" office:value="16">
            <text:p>16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SEARCH_02</text:p>
          </table:table-cell>
          <table:table-cell table:style-name="ce221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202" office:value-type="string">
            <text:p>Setting</text:p>
          </table:table-cell>
          <table:table-cell table:style-name="ce78" office:value-type="string">
            <text:p>Setting to display search results</text:p>
          </table:table-cell>
          <table:table-cell table:style-name="ce222" table:formula="of:=SUMPRODUCT(([$Search.B$7:.B$1087]=[.$A15])*([$Search.A$7:.A$1087]&lt;&gt;&quot;&quot;))" office:value-type="float" office:value="4">
            <text:p>4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SEARCH_03</text:p>
          </table:table-cell>
          <table:table-cell table:style-name="ce221" office:value-type="string">
            <text:p>WCM</text:p>
          </table:table-cell>
          <table:table-cell table:style-name="ce96" office:value-type="string">
            <text:p>Search</text:p>
          </table:table-cell>
          <table:table-cell table:style-name="ce78" office:value-type="string">
            <text:p>Textbox</text:p>
          </table:table-cell>
          <table:table-cell table:style-name="ce78" office:value-type="string">
            <text:p>Use textbox to search without login</text:p>
          </table:table-cell>
          <table:table-cell table:style-name="ce222" table:formula="of:=SUMPRODUCT(([$Search.B$7:.B$1087]=[.$A16])*([$Search.A$7:.A$1087]&lt;&gt;&quot;&quot;))" office:value-type="float" office:value="2">
            <text:p>2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MICS_01.001</text:p>
          </table:table-cell>
          <table:table-cell table:style-name="ce221" office:value-type="string">
            <text:p>WCM</text:p>
          </table:table-cell>
          <table:table-cell table:style-name="ce96" office:value-type="string">
            <text:p>Others</text:p>
          </table:table-cell>
          <table:table-cell table:style-name="ce78" office:value-type="string">
            <text:p>Other checks</text:p>
          </table:table-cell>
          <table:table-cell table:style-name="ce78" office:value-type="string">
            <text:p>Other check</text:p>
          </table:table-cell>
          <table:table-cell table:style-name="ce222" table:formula="of:=SUMPRODUCT(([$Other_Actions.B$7:.B$1094]=[.$A17])*([$Other_Actions.A$7:.A$1094]&lt;&gt;&quot;&quot;))" office:value-type="float" office:value="2">
            <text:p>2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NEWS_01</text:p>
          </table:table-cell>
          <table:table-cell table:style-name="ce221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8" office:value-type="string">
            <text:p>Newsletter Viewer</text:p>
          </table:table-cell>
          <table:table-cell table:style-name="ce78" office:value-type="string">
            <text:p>Subscribe a newsletter</text:p>
          </table:table-cell>
          <table:table-cell table:style-name="ce222" table:formula="of:=SUMPRODUCT(([$Newsletter.B$7:.B$1167]=[.$A18])*([$Newsletter.A$7:.A$1167]&lt;&gt;&quot;&quot;))" office:value-type="float" office:value="8">
            <text:p>8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NEWS_02</text:p>
          </table:table-cell>
          <table:table-cell table:style-name="ce221" office:value-type="string">
            <text:p>WCM</text:p>
          </table:table-cell>
          <table:table-cell table:style-name="ce210" office:value-type="string">
            <text:p>Newsletter\Management </text:p>
          </table:table-cell>
          <table:table-cell table:style-name="ce78" office:value-type="string">
            <text:p>Category <text:s/></text:p>
          </table:table-cell>
          <table:table-cell table:style-name="ce78" office:value-type="string">
            <text:p>Manage category</text:p>
          </table:table-cell>
          <table:table-cell table:style-name="ce222" table:formula="of:=SUMPRODUCT(([$Newsletter.B$7:.B$1167]=[.$A19])*([$Newsletter.A$7:.A$1167]&lt;&gt;&quot;&quot;))" office:value-type="float" office:value="18">
            <text:p>18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NEWS_03</text:p>
          </table:table-cell>
          <table:table-cell table:style-name="ce221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Subscription</text:p>
          </table:table-cell>
          <table:table-cell table:style-name="ce78" office:value-type="string">
            <text:p>Manage subsciption</text:p>
          </table:table-cell>
          <table:table-cell table:style-name="ce222" table:formula="of:=SUMPRODUCT(([$Newsletter.B$7:.B$1167]=[.$A20])*([$Newsletter.A$7:.A$1167]&lt;&gt;&quot;&quot;))" office:value-type="float" office:value="21">
            <text:p>21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NEWS_04</text:p>
          </table:table-cell>
          <table:table-cell table:style-name="ce221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Newsletter <text:s/></text:p>
          </table:table-cell>
          <table:table-cell table:style-name="ce78" office:value-type="string">
            <text:p>Manage newsletter</text:p>
          </table:table-cell>
          <table:table-cell table:style-name="ce222" table:formula="of:=SUMPRODUCT(([$Newsletter.B$7:.B$1167]=[.$A21])*([$Newsletter.A$7:.A$1167]&lt;&gt;&quot;&quot;))" office:value-type="float" office:value="22">
            <text:p>22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NEWS_05</text:p>
          </table:table-cell>
          <table:table-cell table:style-name="ce221" office:value-type="string">
            <text:p>WCM</text:p>
          </table:table-cell>
          <table:table-cell table:style-name="ce101" office:value-type="string">
            <text:p>Newsletter\Management</text:p>
          </table:table-cell>
          <table:table-cell table:style-name="ce78" office:value-type="string">
            <text:p>Administration</text:p>
          </table:table-cell>
          <table:table-cell table:style-name="ce78" office:value-type="string">
            <text:p>Manage users who registered to receive newsletter</text:p>
          </table:table-cell>
          <table:table-cell table:style-name="ce222" table:formula="of:=SUMPRODUCT(([$Newsletter.B$7:.B$1167]=[.$A22])*([$Newsletter.A$7:.A$1167]&lt;&gt;&quot;&quot;))" office:value-type="float" office:value="11">
            <text:p>11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FORM_01</text:p>
          </table:table-cell>
          <table:table-cell table:style-name="ce221" office:value-type="string">
            <text:p>WCM</text:p>
          </table:table-cell>
          <table:table-cell table:style-name="ce101" office:value-type="string">
            <text:p>Form Generator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new node type and dialog form</text:p>
          </table:table-cell>
          <table:table-cell table:style-name="ce222" table:formula="of:=SUMPRODUCT(([$Form_Generator.B$7:.B$1109]=[.$A23])*([$Form_Generator.A$7:.A$1109]&lt;&gt;&quot;&quot;))" office:value-type="float" office:value="12">
            <text:p>12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FORM_02</text:p>
          </table:table-cell>
          <table:table-cell table:style-name="ce221" office:value-type="string">
            <text:p>WCM</text:p>
          </table:table-cell>
          <table:table-cell table:style-name="ce101" office:value-type="string">
            <text:p>FCC </text:p>
          </table:table-cell>
          <table:table-cell table:style-name="ce78" office:value-type="string">
            <text:p>Add</text:p>
          </table:table-cell>
          <table:table-cell table:style-name="ce78" office:value-type="string">
            <text:p>Create document using Fast Content Creator</text:p>
          </table:table-cell>
          <table:table-cell table:style-name="ce222" table:formula="of:=SUMPRODUCT(([$Form_Generator.B$7:.B$1109]=[.$A24])*([$Form_Generator.A$7:.A$1109]&lt;&gt;&quot;&quot;))" office:value-type="float" office:value="12">
            <text:p>12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CAT_01</text:p>
          </table:table-cell>
          <table:table-cell table:style-name="ce221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Category Navigation</text:p>
          </table:table-cell>
          <table:table-cell table:style-name="ce78" office:value-type="string">
            <text:p>Edit category portlet</text:p>
          </table:table-cell>
          <table:table-cell table:style-name="ce222" table:formula="of:=SUMPRODUCT(([$Categories.B$7:.B$1123]=[.$A25])*([$Categories.A$7:.A$1123]&lt;&gt;&quot;&quot;))" office:value-type="float" office:value="5">
            <text:p>5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CAT_02</text:p>
          </table:table-cell>
          <table:table-cell table:style-name="ce221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PCLV</text:p>
          </table:table-cell>
          <table:table-cell table:style-name="ce78" office:value-type="string">
            <text:p>List document/web content follow by the selected category</text:p>
          </table:table-cell>
          <table:table-cell table:style-name="ce222" table:formula="of:=SUMPRODUCT(([$Categories.B$7:.B$1123]=[.$A26])*([$Categories.A$7:.A$1123]&lt;&gt;&quot;&quot;))" office:value-type="float" office:value="25">
            <text:p>25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12">
          <table:table-cell table:style-name="ce35" office:value-type="string">
            <text:p>FNC_ECMS_WCM_CAT_03</text:p>
          </table:table-cell>
          <table:table-cell table:style-name="ce221" office:value-type="string">
            <text:p>WCM</text:p>
          </table:table-cell>
          <table:table-cell table:style-name="ce101" office:value-type="string">
            <text:p>Categories</text:p>
          </table:table-cell>
          <table:table-cell table:style-name="ce78" office:value-type="string">
            <text:p>Tag</text:p>
          </table:table-cell>
          <table:table-cell table:style-name="ce78" office:value-type="string">
            <text:p>List document/web content using tag</text:p>
          </table:table-cell>
          <table:table-cell table:style-name="ce222" table:formula="of:=SUMPRODUCT(([$Categories.B$7:.B$1123]=[.$A27])*([$Categories.A$7:.A$1123]&lt;&gt;&quot;&quot;))" office:value-type="float" office:value="4">
            <text:p>4</text:p>
          </table:table-cell>
          <table:table-cell table:style-name="ce225" table:number-columns-repeated="3"/>
          <table:table-cell table:style-name="ce226"/>
          <table:table-cell table:number-columns-repeated="1014"/>
        </table:table-row>
        <table:table-row table:style-name="ro9">
          <table:table-cell table:style-name="ce218" office:value-type="string" table:number-columns-spanned="5" table:number-rows-spanned="1">
            <text:p>TOTAL</text:p>
          </table:table-cell>
          <table:covered-table-cell table:style-name="ce218"/>
          <table:covered-table-cell table:style-name="ce218"/>
          <table:covered-table-cell table:style-name="ce218"/>
          <table:covered-table-cell table:style-name="ce218"/>
          <table:table-cell table:style-name="ce223" table:formula="of:=SUM([.F4:.F27])" office:value-type="float" office:value="246">
            <text:p>246</text:p>
          </table:table-cell>
          <table:table-cell table:number-columns-repeated="1018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5"/>
        <table:named-range table:name="WCM_18_02_01_001" table:base-cell-address="$Newsletter.$H$82" table:cell-range-address="$Newsletter.$E$82:.$H$84"/>
        <table:named-range table:name="WCM_18_02_01_014" table:base-cell-address="$Newsletter.$H$129" table:cell-range-address="$Newsletter.$E$127:.$H$131"/>
        <table:named-range table:name="WCM_18_02_03_001" table:base-cell-address="$Newsletter.$H$136" table:cell-range-address="$Newsletter.$E$136:.$H$138"/>
        <table:named-range table:name="WCM_18_02_03_002" table:base-cell-address="$Newsletter.$H$138" table:cell-range-address="$Newsletter.$E$139:.$H$140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6T08:33:40</meta:creation-date>
    <dc:creator>hanhly </dc:creator>
    <dc:date>2011-01-03T15:12:51</dc:date>
    <dc:language>en-US</dc:language>
    <meta:editing-cycles>329</meta:editing-cycles>
    <meta:editing-duration>PT114H34M30S</meta:editing-duration>
    <meta:document-statistic meta:table-count="11" meta:cell-count="8321" meta:object-count="2"/>
    <meta:user-defined meta:name="Info 1"/>
    <meta:user-defined meta:name="Info 2"/>
    <meta:user-defined meta:name="Info 3"/>
    <meta:user-defined meta:name="Info 4"/>
  </office:meta>
</office:document-meta>
</file>